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58000001E0CF0D85DC0B2186F0.png" manifest:media-type="image/png"/>
  <manifest:file-entry manifest:full-path="Pictures/TablePreview1.svm" manifest:media-type=""/>
  <manifest:file-entry manifest:full-path="Pictures/10000000000000A900000103B8E1C6C792E7823A.jpg" manifest:media-type="image/jpeg"/>
  <manifest:file-entry manifest:full-path="Pictures/1000000000000137000000CAE52FC98E7EC2F627.jpg" manifest:media-type="image/jpeg"/>
  <manifest:file-entry manifest:full-path="Pictures/10000000000000FA000000B5B1B14654F9277881.jpg" manifest:media-type="image/jpeg"/>
  <manifest:file-entry manifest:full-path="Pictures/100088000000642E000046BB49C6D52452683264.emf" manifest:media-type="image/x-emf"/>
  <manifest:file-entry manifest:full-path="Pictures/1000677000004F7C0000394966AC3E940D81B2C1.emf" manifest:media-type="image/x-emf"/>
  <manifest:file-entry manifest:full-path="Pictures/100002010000029C000002EDCD6E936ADAEF3949.png" manifest:media-type="image/png"/>
  <manifest:file-entry manifest:full-path="Pictures/1000020100000242000000DBA70AE004656F8DE8.png" manifest:media-type="image/png"/>
  <manifest:file-entry manifest:full-path="Pictures/10000000000000B400000077BCEB9ACA2330A66C.jpg" manifest:media-type="image/jpeg"/>
  <manifest:file-entry manifest:full-path="Pictures/100002010000015300000098BE849329C619B540.png" manifest:media-type="image/png"/>
  <manifest:file-entry manifest:full-path="Pictures/10000201000003010000022A8F0FD33957F49E75.png" manifest:media-type="image/png"/>
  <manifest:file-entry manifest:full-path="Pictures/10000201000002FA00000290C3390A627AB1A6E6.png" manifest:media-type="image/png"/>
  <manifest:file-entry manifest:full-path="Pictures/100000000000019F0000011D1DA0EE4409B0A52E.jpg" manifest:media-type="image/jpeg"/>
  <manifest:file-entry manifest:full-path="Pictures/10000201000000DC0000014A6CCD1B5A234ECBA6.png" manifest:media-type="image/png"/>
  <manifest:file-entry manifest:full-path="Pictures/10007FBC0000642E000046BBB0D1768060051C0A.emf" manifest:media-type="image/x-emf"/>
  <manifest:file-entry manifest:full-path="Pictures/10000000000001C2000002586AE5E5D48CD5E02F.jpg" manifest:media-type="image/jpeg"/>
  <manifest:file-entry manifest:full-path="Pictures/1000000000000320000002585D6796DE18883CDE.jpg" manifest:media-type="image/jpeg"/>
  <manifest:file-entry manifest:full-path="Pictures/10010E5C00005E320000511F6A06AE92C89D3951.emf" manifest:media-type="image/x-emf"/>
  <manifest:file-entry manifest:full-path="Pictures/1000000000000320000001AF4366367E2AD399F3.jpg" manifest:media-type="image/jpeg"/>
  <manifest:file-entry manifest:full-path="Pictures/10005A8000004F7C000039499392A4E88242490F.emf" manifest:media-type="image/x-emf"/>
  <manifest:file-entry manifest:full-path="Pictures/100002010000019F000000E1A857EAA9B6932C19.png" manifest:media-type="image/png"/>
  <manifest:file-entry manifest:full-path="Pictures/100002010000034A0000025286FDFC905DD83897.png" manifest:media-type="image/png"/>
  <manifest:file-entry manifest:full-path="Pictures/100000000000006B000000960534FB0BE81CC1F6.jpg" manifest:media-type="image/jpeg"/>
  <manifest:file-entry manifest:full-path="Pictures/100000000000006D0000007294AC46E9CED4C759.jpg" manifest:media-type="image/jpeg"/>
  <manifest:file-entry manifest:full-path="Pictures/100002010000034A00000252B3E248A44839A466.png" manifest:media-type="image/png"/>
  <manifest:file-entry manifest:full-path="Pictures/100000000000037A000001B1A361887802758A37.jpg" manifest:media-type="image/jpeg"/>
  <manifest:file-entry manifest:full-path="Pictures/10000201000003D8000001FC203EFD8D3987212B.png" manifest:media-type="image/png"/>
  <manifest:file-entry manifest:full-path="Pictures/10000000000000B400000087F535A9B3B3B754E3.jpg" manifest:media-type="image/jpeg"/>
  <manifest:file-entry manifest:full-path="Pictures/1001CF5800005CC0000067F017169D35BFCF307C.emf" manifest:media-type="image/x-emf"/>
  <manifest:file-entry manifest:full-path="Pictures/100061700000230700000FC2D855E85C7DA0B570.emf" manifest:media-type="image/x-emf"/>
  <manifest:file-entry manifest:full-path="Pictures/10000201000003010000022AA933880295082F18.png" manifest:media-type="image/png"/>
  <manifest:file-entry manifest:full-path="Pictures/10005AE80000A539000055640542C1EDAB69C636.emf" manifest:media-type="image/x-emf"/>
  <manifest:file-entry manifest:full-path="Pictures/1000711C00003BBF0000169E66B987E99A3A85EF.emf" manifest:media-type="image/x-emf"/>
  <manifest:file-entry manifest:full-path="Pictures/100000000000006800000082B36E7C1599CB8A68.jpg" manifest:media-type="image/jpeg"/>
  <manifest:file-entry manifest:full-path="Pictures/1000000000000080000000A6B052202CA8388938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+mn-cs1" svg:font-family="+mn-cs"/>
    <style:font-face style:name="Arial4" svg:font-family="Arial"/>
    <style:font-face style:name="MS PGothic3" svg:font-family="'MS PGothic'"/>
    <style:font-face style:name="Tahoma" svg:font-family="Tahoma"/>
    <style:font-face style:name="Wingdings1" svg:font-family="Wingdings"/>
    <style:font-face style:name="Arial1" svg:font-family="Arial" style:font-family-generic="swiss"/>
    <style:font-face style:name="Tahoma3" svg:font-family="Tahoma" style:font-family-generic="swiss"/>
    <style:font-face style:name="MS PGothic" svg:font-family="'MS PGothic'" style:font-family-generic="modern" style:font-pitch="fixed"/>
    <style:font-face style:name="+mn-cs" svg:font-family="+mn-cs" style:font-pitch="variable"/>
    <style:font-face style:name="Arial3" svg:font-family="Arial" style:font-pitch="variable"/>
    <style:font-face style:name="Droid Sans Fallback2" svg:font-family="'Droid Sans Fallback'" style:font-pitch="variable"/>
    <style:font-face style:name="FreeSans" svg:font-family="FreeSans" style:font-pitch="variable"/>
    <style:font-face style:name="Liberation Sans2" svg:font-family="'Liberation Sans'" style:font-pitch="variable"/>
    <style:font-face style:name="MS PGothic4" svg:font-family="'MS PGothic'" style:font-pitch="variable"/>
    <style:font-face style:name="Tahoma2" svg:font-family="Tahoma" style:font-pitch="variable"/>
    <style:font-face style:name="Wingdings" svg:font-family="Wingdings" style:font-pitch="variable"/>
    <style:font-face style:name="DejaVu Sans" svg:font-family="'DejaVu Sans'" style:font-family-generic="modern" style:font-pitch="variable"/>
    <style:font-face style:name="Droid Sans Fallback" svg:font-family="'Droid Sans Fallback'" style:font-family-generic="modern" style:font-pitch="variable"/>
    <style:font-face style:name="MS PGothic2" svg:font-family="'MS PGothic'" style:font-family-generic="modern" style:font-pitch="variable"/>
    <style:font-face style:name="Unifont" svg:font-family="Unifont" style:font-family-generic="modern" style:font-pitch="variable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Tahoma4" svg:font-family="Tahoma" style:font-family-generic="swiss" style:font-pitch="variable"/>
    <style:font-face style:name="DejaVu Sans1" svg:font-family="'DejaVu Sans'" style:font-family-generic="system" style:font-pitch="variable"/>
    <style:font-face style:name="Droid Sans Fallback1" svg:font-family="'Droid Sans Fallback'" style:font-family-generic="system" style:font-pitch="variable"/>
    <style:font-face style:name="FreeSans1" svg:font-family="FreeSans" style:font-family-generic="system" style:font-pitch="variable"/>
    <style:font-face style:name="MS PGothic1" svg:font-family="'MS PGothic'" style:font-family-generic="system" style:font-pitch="variable"/>
    <style:font-face style:name="Unifont1" svg:font-family="Unifont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31cm" fo:padding-bottom="0.131cm" fo:padding-left="0.263cm" fo:padding-right="0.263cm" fo:wrap-option="no-wrap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.056cm" fo:padding-right="0.056cm" fo:wrap-option="wrap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0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4" style:family="graphic" style:parent-style-name="standard">
      <style:graphic-properties svg:stroke-color="#333333" draw:fill="none" draw:fill-color="#ffffff" draw:textarea-horizontal-align="justify" draw:textarea-vertical-align="middle" draw:auto-grow-height="false" fo:min-height="0.75cm" fo:min-width="2.9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63cm"/>
      <style:paragraph-properties style:writing-mode="lr-tb"/>
    </style:style>
    <style:style style:name="gr16" style:family="graphic" style:parent-style-name="objectwithoutfill">
      <style:graphic-properties draw:stroke="dash" draw:stroke-dash="Ultrafine_20_Dashed" draw:marker-end="Arrow" draw:marker-end-width="0.3cm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3.571cm"/>
      <style:paragraph-properties style:writing-mode="lr-tb"/>
    </style:style>
    <style:style style:name="gr18" style:family="graphic" style:parent-style-name="standard" style:list-style-name="L1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Nur_20_Titel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/>
      <style:paragraph-properties style:writing-mode="lr-tb"/>
    </style:style>
    <style:style style:name="pr2" style:family="presentation" style:parent-style-name="Nur_20_Titel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/>
      <style:paragraph-properties style:writing-mode="lr-tb"/>
    </style:style>
    <style:style style:name="pr3" style:family="presentation" style:parent-style-name="Nur_20_Titel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/>
      <style:paragraph-properties style:writing-mode="lr-tb"/>
    </style:style>
    <style:style style:name="pr4" style:family="presentation" style:parent-style-name="Nur_20_Titel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Titel_20_und_20_Inhalt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/>
      <style:paragraph-properties style:writing-mode="lr-tb"/>
    </style:style>
    <style:style style:name="pr7" style:family="presentation" style:parent-style-name="Titel_20_und_20_Inhalt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/>
      <style:paragraph-properties style:writing-mode="lr-tb"/>
    </style:style>
    <style:style style:name="pr8" style:family="presentation" style:parent-style-name="Titel_20_und_20_Inhalt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/>
      <style:paragraph-properties style:writing-mode="lr-tb"/>
    </style:style>
    <style:style style:name="pr9" style:family="presentation" style:parent-style-name="Titel_20_und_20_Inhalt-notes">
      <style:graphic-properties draw:fill-color="#ffffff" fo:min-height="13.364cm"/>
      <style:paragraph-properties style:writing-mode="lr-tb"/>
    </style:style>
    <style:style style:name="pr10" style:family="presentation" style:parent-style-name="Titel_20_und_20_Inhalt-notes">
      <style:graphic-properties draw:fill-color="#ffffff" fo:min-height="12.792cm"/>
      <style:paragraph-properties style:writing-mode="lr-tb"/>
    </style:style>
    <style:style style:name="pr11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co1" style:family="table-column">
      <style:table-column-properties style:column-width="1.889cm" style:use-optimal-column-width="false"/>
    </style:style>
    <style:style style:name="co2" style:family="table-column">
      <style:table-column-properties style:column-width="3.364cm" style:use-optimal-column-width="false"/>
    </style:style>
    <style:style style:name="co3" style:family="table-column">
      <style:table-column-properties style:column-width="3.326cm" style:use-optimal-column-width="false"/>
    </style:style>
    <style:style style:name="co4" style:family="table-column">
      <style:table-column-properties style:column-width="2.355cm" style:use-optimal-column-width="false"/>
    </style:style>
    <style:style style:name="co5" style:family="table-column">
      <style:table-column-properties style:column-width="5.012cm" style:use-optimal-column-width="false"/>
    </style:style>
    <style:style style:name="co6" style:family="table-column">
      <style:table-column-properties style:column-width="2.479cm" style:use-optimal-column-width="false"/>
    </style:style>
    <style:style style:name="co7" style:family="table-column">
      <style:table-column-properties style:column-width="4.292cm" style:use-optimal-column-width="false"/>
    </style:style>
    <style:style style:name="ro1" style:family="table-row">
      <style:table-row-properties style:row-height="0.687cm" style:use-optimal-row-height="false"/>
    </style:style>
    <style:style style:name="ce1" style:family="table-cell">
      <loext:graphic-properties draw:fill="solid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="0.03pt solid #000000" style:text-autospace="ideograph-alpha" style:punctuation-wrap="simple" style:line-break="strict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size="11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1" style:font-size-asian="18pt" style:language-asian="zh" style:country-asian="CN" style:font-style-asian="normal" style:font-weight-asian="normal" style:font-name-complex="FreeSans1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" style:family="table-cell">
      <loext:graphic-properties draw:fill="solid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-left="0.03pt solid #000000" fo:border-right="0.03pt solid #000000" fo:border-top="0.03pt solid #000000" fo:border-bottom="none" style:text-autospace="ideograph-alpha" style:punctuation-wrap="simple" style:line-break="strict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size="11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1" style:font-size-asian="18pt" style:language-asian="zh" style:country-asian="CN" style:font-style-asian="normal" style:font-weight-asian="normal" style:font-name-complex="FreeSans1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3" style:family="table-cell">
      <loext:graphic-properties draw:fill="solid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-left="none" fo:border-right="0.03pt solid #000000" fo:border-top="0.03pt solid #000000" fo:border-bottom="0.03pt solid #000000" style:text-autospace="ideograph-alpha" style:punctuation-wrap="simple" style:line-break="strict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size="11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1" style:font-size-asian="18pt" style:language-asian="zh" style:country-asian="CN" style:font-style-asian="normal" style:font-weight-asian="normal" style:font-name-complex="FreeSans1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4" style:family="table-cell">
      <loext:graphic-properties draw:fill="solid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-left="0.03pt solid #000000" fo:border-right="0.03pt solid #000000" fo:border-top="none" fo:border-bottom="0.03pt solid #000000" style:text-autospace="ideograph-alpha" style:punctuation-wrap="simple" style:line-break="strict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size="11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1" style:font-size-asian="18pt" style:language-asian="zh" style:country-asian="CN" style:font-style-asian="normal" style:font-weight-asian="normal" style:font-name-complex="FreeSans1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" style:family="paragraph">
      <style:paragraph-properties fo:margin-top="0.254cm" fo:margin-bottom="0cm" fo:line-height="90%" fo:text-align="center" style:punctuation-wrap="simple" style:writing-mode="lr-tb"/>
      <style:text-properties fo:font-size="24pt"/>
    </style:style>
    <style:style style:name="P3" style:family="paragraph">
      <style:paragraph-properties fo:margin-top="0.226cm" fo:margin-bottom="0cm" fo:line-height="90%" fo:text-align="center" style:punctuation-wrap="simple" style:writing-mode="lr-tb"/>
      <style:text-properties fo:font-size="24pt"/>
    </style:style>
    <style:style style:name="P4" style:family="paragraph">
      <style:paragraph-properties fo:margin-top="0.198cm" fo:margin-bottom="0cm" fo:line-height="90%" fo:text-align="center" style:punctuation-wrap="simple" style:writing-mode="lr-tb"/>
      <style:text-properties fo:font-size="24pt"/>
    </style:style>
    <style:style style:name="P5" style:family="paragraph">
      <style:paragraph-properties fo:margin-top="0.169cm" fo:margin-bottom="0cm" fo:line-height="90%" fo:text-align="center" style:punctuation-wrap="simple" style:writing-mode="lr-tb"/>
      <style:text-properties fo:font-size="24pt"/>
    </style:style>
    <style:style style:name="P6" style:family="paragraph">
      <loext:graphic-properties draw:fill="none"/>
      <style:paragraph-properties fo:text-align="center" style:writing-mode="lr-tb" style:font-independent-line-spacing="true"/>
      <style:text-properties fo:font-size="24pt"/>
    </style:style>
    <style:style style:name="P7" style:family="paragraph">
      <style:paragraph-properties fo:margin-top="0cm" fo:margin-bottom="0cm" fo:line-height="100%" fo:text-align="start" style:punctuation-wrap="simple" style:writing-mode="lr-tb"/>
      <style:text-properties fo:font-size="24pt" style:font-size-asian="14pt" style:font-size-complex="14pt"/>
    </style:style>
    <style:style style:name="P8" style:family="paragraph">
      <loext:graphic-properties draw:fill="none" draw:fill-color="#ffffff"/>
      <style:paragraph-properties fo:text-align="start" style:writing-mode="lr-tb" style:font-independent-line-spacing="true"/>
      <style:text-properties fo:font-size="24pt" style:font-size-asian="14pt" style:font-size-complex="14pt"/>
    </style:style>
    <style:style style:name="P9" style:family="paragraph">
      <style:paragraph-properties fo:margin-top="0cm" fo:margin-bottom="0cm" fo:line-height="100%" fo:text-align="end" style:punctuation-wrap="simple" style:writing-mode="lr-tb"/>
      <style:text-properties fo:font-size="24pt"/>
    </style:style>
    <style:style style:name="P10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P11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/>
    </style:style>
    <style:style style:name="P12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979cm"/>
        </style:tab-stops>
      </style:paragraph-properties>
      <style:text-properties fo:font-size="24pt"/>
    </style:style>
    <style:style style:name="P13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94cm"/>
        </style:tab-stops>
      </style:paragraph-properties>
      <style:text-properties fo:font-size="24pt"/>
    </style:style>
    <style:style style:name="P14" style:family="paragraph">
      <style:paragraph-properties fo:margin-left="0.794cm" fo:margin-right="0cm" fo:margin-top="0cm" fo:margin-bottom="0cm" fo:line-height="100%" fo:text-align="start" fo:text-indent="-0.793cm" style:punctuation-wrap="hanging" style:writing-mode="lr-tb">
        <style:tab-stops>
          <style:tab-stop style:position="0cm"/>
        </style:tab-stops>
      </style:paragraph-properties>
      <style:text-properties fo:font-size="24pt"/>
    </style:style>
    <style:style style:name="P15" style:family="paragraph">
      <style:paragraph-properties fo:margin-top="0cm" fo:margin-bottom="0cm" fo:line-height="100%" fo:text-align="start" style:punctuation-wrap="hanging" style:writing-mode="lr-tb"/>
    </style:style>
    <style:style style:name="P16" style:family="paragraph">
      <style:paragraph-properties fo:margin-left="0cm" fo:margin-right="0cm" fo:margin-top="0.339cm" fo:margin-bottom="0cm" fo:line-height="100%" fo:text-align="start" fo:text-indent="0cm" style:punctuation-wrap="hanging" style:writing-mode="lr-tb"/>
      <style:text-properties fo:font-size="24pt"/>
    </style:style>
    <style:style style:name="P17" style:family="paragraph">
      <style:paragraph-properties fo:margin-left="0cm" fo:margin-right="0cm" fo:margin-top="0.282cm" fo:margin-bottom="0cm" fo:line-height="100%" fo:text-align="start" fo:text-indent="0cm" style:punctuation-wrap="hanging" style:writing-mode="lr-tb"/>
      <style:text-properties fo:font-size="24pt"/>
    </style:style>
    <style:style style:name="P18" style:family="paragraph">
      <style:paragraph-properties fo:margin-top="0cm" fo:margin-bottom="0cm" fo:line-height="100%" fo:text-align="end" style:punctuation-wrap="simple" style:writing-mode="lr-tb"/>
      <style:text-properties fo:font-size="12pt" style:font-size-asian="14pt" style:font-size-complex="14pt"/>
    </style:style>
    <style:style style:name="P19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P20" style:family="paragraph">
      <loext:graphic-properties draw:fill="none"/>
      <style:paragraph-properties fo:text-align="start" style:font-independent-line-spacing="true"/>
      <style:text-properties fo:font-size="12pt"/>
    </style:style>
    <style:style style:name="P21" style:family="paragraph">
      <style:paragraph-properties fo:margin-top="0cm" fo:margin-bottom="0cm" fo:line-height="100%" fo:text-align="end" style:punctuation-wrap="simple" style:writing-mode="lr-tb"/>
      <style:text-properties fo:font-size="12pt"/>
    </style:style>
    <style:style style:name="P22" style:family="paragraph">
      <loext:graphic-properties draw:fill="none"/>
      <style:paragraph-properties fo:text-align="start" style:writing-mode="lr-tb" style:font-independent-line-spacing="true"/>
      <style:text-properties fo:font-size="12pt"/>
    </style:style>
    <style:style style:name="P23" style:family="paragraph">
      <loext:graphic-properties draw:fill="none"/>
      <style:paragraph-properties fo:text-align="start" style:writing-mode="lr-tb" style:font-independent-line-spacing="true"/>
      <style:text-properties style:font-name="Arial1" fo:font-size="24pt"/>
    </style:style>
    <style:style style:name="P24" style:family="paragraph">
      <loext:graphic-properties draw:fill="none"/>
      <style:paragraph-properties fo:text-align="start"/>
      <style:text-properties fo:font-size="18pt"/>
    </style:style>
    <style:style style:name="P25" style:family="paragraph">
      <style:paragraph-properties fo:margin-top="0cm" fo:margin-bottom="0cm" fo:line-height="100%" fo:text-align="start" style:punctuation-wrap="hanging" style:writing-mode="lr-tb"/>
      <style:text-properties fo:font-size="24pt"/>
    </style:style>
    <style:style style:name="P26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4pt"/>
    </style:style>
    <style:style style:name="P27" style:family="paragraph">
      <loext:graphic-properties draw:fill="none"/>
      <style:paragraph-properties fo:text-align="center"/>
    </style:style>
    <style:style style:name="P28" style:family="paragraph">
      <loext:graphic-properties draw:fill-color="#ffffff"/>
      <style:paragraph-properties style:writing-mode="lr-tb"/>
    </style:style>
    <style:style style:name="P29" style:family="paragraph">
      <style:paragraph-properties fo:margin-left="0cm" fo:margin-right="0cm" fo:margin-top="0.494cm" fo:margin-bottom="0cm" fo:line-height="100%" fo:text-align="start" fo:text-indent="0cm" style:punctuation-wrap="hanging" style:writing-mode="lr-tb"/>
    </style:style>
    <style:style style:name="P30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</style:style>
    <style:style style:name="P31" style:family="paragraph">
      <style:paragraph-properties fo:margin-top="0cm" fo:margin-bottom="0cm" fo:line-height="100%" fo:text-align="center" style:writing-mode="lr-tb"/>
      <style:text-properties fo:font-size="24pt"/>
    </style:style>
    <style:style style:name="P32" style:family="paragraph">
      <style:paragraph-properties fo:margin-top="0cm" fo:margin-bottom="0cm" fo:line-height="100%" fo:text-align="start" style:writing-mode="lr-tb"/>
      <style:text-properties fo:font-size="24pt"/>
    </style:style>
    <style:style style:name="P33" style:family="paragraph">
      <style:paragraph-properties fo:margin-left="0cm" fo:margin-right="0cm" fo:margin-top="0.423cm" fo:margin-bottom="0cm" fo:line-height="100%" fo:text-align="start" fo:text-indent="0cm" style:punctuation-wrap="hanging" style:writing-mode="lr-tb"/>
    </style:style>
    <style:style style:name="P34" style:family="paragraph">
      <style:paragraph-properties fo:margin-left="0cm" fo:margin-right="0cm" fo:margin-top="0.318cm" fo:margin-bottom="0cm" fo:line-height="100%" fo:text-align="start" fo:text-indent="0cm" style:punctuation-wrap="hanging" style:writing-mode="lr-tb"/>
    </style:style>
    <style:style style:name="P35" style:family="paragraph">
      <style:paragraph-properties fo:margin-left="0cm" fo:margin-right="0cm" fo:margin-top="0.282cm" fo:margin-bottom="0cm" fo:line-height="100%" fo:text-align="start" fo:text-indent="0cm" style:punctuation-wrap="hanging" style:writing-mode="lr-tb"/>
    </style:style>
    <style:style style:name="P36" style:family="paragraph">
      <style:paragraph-properties fo:margin-left="2.064cm" fo:margin-right="0cm" fo:margin-top="0.318cm" fo:margin-bottom="0cm" fo:text-indent="-0.793cm">
        <style:tab-stops>
          <style:tab-stop style:position="0cm"/>
        </style:tab-stops>
      </style:paragraph-properties>
    </style:style>
    <style:style style:name="P37" style:family="paragraph">
      <style:paragraph-properties fo:margin-left="0cm" fo:margin-right="0cm" fo:margin-top="0.423cm" fo:margin-bottom="0cm" fo:line-height="90%" fo:text-align="start" fo:text-indent="0cm" style:punctuation-wrap="hanging" style:writing-mode="lr-tb"/>
    </style:style>
    <style:style style:name="P38" style:family="paragraph">
      <style:paragraph-properties fo:margin-left="0cm" fo:margin-right="0cm" fo:margin-top="0.318cm" fo:margin-bottom="0cm" fo:line-height="90%" fo:text-align="start" fo:text-indent="0cm" style:punctuation-wrap="hanging" style:writing-mode="lr-tb"/>
    </style:style>
    <style:style style:name="P39" style:family="paragraph">
      <style:paragraph-properties fo:margin-left="0cm" fo:margin-right="0cm" fo:margin-top="0.282cm" fo:margin-bottom="0cm" fo:line-height="90%" fo:text-align="start" fo:text-indent="0cm" style:punctuation-wrap="hanging" style:writing-mode="lr-tb"/>
    </style:style>
    <style:style style:name="P40" style:family="paragraph">
      <style:paragraph-properties fo:margin-left="0cm" fo:margin-right="0cm" fo:margin-top="0.353cm" fo:margin-bottom="0cm" fo:line-height="120%" fo:text-align="start" fo:text-indent="0cm" style:punctuation-wrap="hanging" style:writing-mode="lr-tb"/>
    </style:style>
    <style:style style:name="P41" style:family="paragraph">
      <style:paragraph-properties fo:margin-left="0cm" fo:margin-right="0cm" fo:text-indent="0cm"/>
    </style:style>
    <style:style style:name="P42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</style:style>
    <style:style style:name="P43" style:family="paragraph">
      <loext:graphic-properties draw:fill-color="#ffffff"/>
      <style:paragraph-properties style:writing-mode="lr-tb"/>
      <style:text-properties fo:font-size="16pt" style:font-size-asian="16pt" style:font-size-complex="16pt"/>
    </style:style>
    <style:style style:name="P44" style:family="paragraph">
      <style:paragraph-properties fo:text-align="center" style:writing-mode="lr-tb"/>
      <style:text-properties fo:font-size="10pt" style:font-size-asian="10pt" style:font-size-complex="10pt"/>
    </style:style>
    <style:style style:name="P45" style:family="paragraph">
      <loext:graphic-properties draw:fill="none" draw:fill-color="#ffffff"/>
      <style:paragraph-properties fo:text-align="center" style:writing-mode="lr-tb"/>
      <style:text-properties fo:font-size="10pt" style:font-size-asian="10pt" style:font-size-complex="10pt"/>
    </style:style>
    <style:style style:name="P46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47" style:family="paragraph">
      <style:paragraph-properties fo:margin-left="0cm" fo:margin-right="0cm" fo:margin-top="0.423cm" fo:margin-bottom="0cm" fo:line-height="80%" fo:text-align="start" fo:text-indent="0cm" style:punctuation-wrap="hanging" style:writing-mode="lr-tb"/>
    </style:style>
    <style:style style:name="P48" style:family="paragraph">
      <style:paragraph-properties fo:margin-left="0cm" fo:margin-right="0cm" fo:margin-top="0.318cm" fo:margin-bottom="0cm" fo:line-height="80%" fo:text-align="start" fo:text-indent="0cm" style:punctuation-wrap="hanging" style:writing-mode="lr-tb"/>
    </style:style>
    <style:style style:name="P49" style:family="paragraph">
      <style:paragraph-properties fo:margin-left="0cm" fo:margin-right="0cm" fo:text-indent="0cm" style:writing-mode="lr-tb"/>
    </style:style>
    <style:style style:name="P50" style:family="paragraph">
      <loext:graphic-properties draw:fill-color="#ffffff"/>
      <style:paragraph-properties style:writing-mode="lr-tb"/>
      <style:text-properties fo:font-size="20pt"/>
    </style:style>
    <style:style style:name="P51" style:family="paragraph">
      <loext:graphic-properties draw:fill="none" draw:fill-color="#ffffff"/>
      <style:paragraph-properties style:writing-mode="lr-tb"/>
      <style:text-properties fo:font-size="13pt" style:font-size-asian="13pt" style:font-size-complex="13pt"/>
    </style:style>
    <style:style style:name="P52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size="11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1" style:font-size-asian="18pt" style:language-asian="zh" style:country-asian="CN" style:font-style-asian="normal" style:font-weight-asian="normal" style:font-name-complex="FreeSans1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53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24pt"/>
    </style:style>
    <style:style style:name="P54" style:family="paragraph">
      <style:paragraph-properties fo:margin-top="0.318cm" fo:margin-bottom="0cm" fo:line-height="90%" fo:text-align="start" style:punctuation-wrap="hanging" style:writing-mode="lr-tb"/>
      <style:text-properties fo:font-size="24pt"/>
    </style:style>
    <style:style style:name="P55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45cm"/>
        </style:tab-stops>
      </style:paragraph-properties>
      <style:text-properties fo:font-size="24pt"/>
    </style:style>
    <style:style style:name="P56" style:family="paragraph">
      <style:paragraph-properties fo:margin-left="1.27cm" fo:margin-right="0cm" fo:margin-top="0cm" fo:margin-bottom="0cm" fo:line-height="100%" fo:text-align="start" fo:text-indent="-1.269cm" style:punctuation-wrap="hanging" style:writing-mode="lr-tb">
        <style:tab-stops>
          <style:tab-stop style:position="0cm"/>
        </style:tab-stops>
      </style:paragraph-properties>
      <style:text-properties fo:font-size="24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36pt" fo:letter-spacing="normal" fo:font-style="normal" style:text-underline-style="none" fo:font-weight="normal" style:font-name-asian="MS PGothic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Tahoma4" fo:font-size="36pt" fo:letter-spacing="normal" fo:font-style="normal" style:text-underline-style="none" fo:font-weight="normal" style:font-name-asian="MS PGothic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Tahoma4" fo:font-size="32pt" fo:letter-spacing="normal" fo:font-style="normal" style:text-underline-style="none" fo:font-weight="normal" style:font-name-asian="MS PGothic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Tahoma4" fo:font-size="28pt" fo:letter-spacing="normal" fo:font-style="normal" style:text-underline-style="none" fo:font-weight="normal" style:font-name-asian="MS PGothic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Tahoma4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" style:font-size-asian="10pt" style:font-style-asian="italic" style:font-weight-asian="normal" style:font-size-complex="10pt" style:font-style-complex="italic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" style:font-size-asian="10pt" style:font-style-asian="italic" style:font-weight-asian="normal" style:font-name-complex="+mn-cs1" style:font-size-complex="10pt" style:font-style-complex="italic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Tahoma4" fo:font-size="16pt" fo:letter-spacing="normal" fo:font-style="normal" style:text-underline-style="none" fo:font-weight="normal" style:font-name-asian="MS PGothic" style:font-size-asian="16pt" style:font-style-asian="normal" style:font-weight-asian="normal" style:font-size-complex="16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Tahoma4" fo:font-size="16pt" fo:letter-spacing="normal" fo:font-style="normal" style:text-underline-style="none" fo:font-weight="bold" style:font-name-asian="MS PGothic" style:font-size-asian="16pt" style:font-style-asian="normal" style:font-weight-asian="bold" style:font-size-complex="16pt" style:font-style-complex="normal" style:font-weight-complex="bold"/>
    </style:style>
    <style:style style:name="T10" style:family="text">
      <style:text-properties fo:font-variant="normal" fo:text-transform="none" fo:color="#333399" loext:opacity="100%" style:text-line-through-style="none" style:text-line-through-type="none" style:text-position="0% 100%" style:font-name="Arial2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Tahoma4" fo:font-size="24pt" fo:letter-spacing="normal" fo:font-style="normal" style:text-underline-style="none" fo:font-weight="bold" style:font-name-asian="MS PGothic" style:font-size-asian="24pt" style:font-style-asian="normal" style:font-weight-asian="bold" style:font-size-complex="24pt" style:font-style-complex="normal" style:font-weight-complex="bold"/>
    </style:style>
    <style:style style:name="T12" style:family="text">
      <style:text-properties fo:font-variant="normal" fo:text-transform="none" fo:color="#b2b2b2" loext:opacity="100%" style:text-line-through-style="none" style:text-line-through-type="none" style:text-position="0% 100%" style:font-name="Tahoma4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Tahoma4" fo:font-size="20pt" fo:letter-spacing="normal" fo:font-style="normal" style:text-underline-style="none" fo:font-weight="normal" style:font-name-asian="MS PGothic" style:font-size-asian="20pt" style:font-style-asian="normal" style:font-weight-asian="normal" style:font-size-complex="20pt" style:font-style-complex="normal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letter-spacing="normal" fo:font-style="italic" style:text-underline-style="none" fo:font-weight="normal" style:font-name-asian="MS PGothic" style:font-size-asian="9pt" style:font-style-asian="italic" style:font-weight-asian="normal" style:font-size-complex="9pt" style:font-style-complex="italic" style:font-weight-complex="normal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letter-spacing="normal" fo:font-style="italic" style:text-underline-style="none" fo:font-weight="normal" style:font-name-asian="MS PGothic" style:font-size-asian="9pt" style:font-style-asian="italic" style:font-weight-asian="normal" style:font-name-complex="+mn-cs1" style:font-size-complex="9pt" style:font-style-complex="italic" style:font-weight-complex="normal"/>
    </style:style>
    <style:style style:name="T16" style:family="text">
      <style:text-properties fo:font-variant="normal" fo:text-transform="none" fo:color="#333399" loext:opacity="100%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Tahoma4" fo:font-size="10pt" fo:letter-spacing="normal" fo:font-style="normal" style:text-underline-style="none" fo:font-weight="normal" style:font-name-asian="MS PGothic" style:font-size-asian="10pt" style:font-style-asian="normal" style:font-weight-asian="normal" style:font-size-complex="10pt" style:font-style-complex="normal" style:font-weight-complex="normal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4pt" fo:letter-spacing="normal" fo:font-style="normal" style:text-underline-style="none" fo:font-weight="normal" style:font-name-asian="MS PGothic3" style:font-size-asian="14pt" style:font-style-asian="normal" style:font-weight-asian="normal" style:font-name-complex="MS PGothic3" style:font-size-complex="14pt" style:font-style-complex="normal" style:font-weight-complex="normal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Tahoma4" fo:font-size="28pt" fo:letter-spacing="normal" fo:font-style="normal" style:text-underline-style="none" fo:font-weight="bold" style:font-name-asian="MS PGothic" style:font-size-asian="28pt" style:font-style-asian="normal" style:font-weight-asian="bold" style:font-size-complex="28pt" style:font-style-complex="normal" style:font-weight-complex="bold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Tahoma4" fo:font-size="14pt" fo:letter-spacing="normal" fo:font-style="normal" style:text-underline-style="none" fo:font-weight="normal" style:font-name-asian="MS PGothic" style:font-size-asian="14pt" style:font-style-asian="normal" style:font-weight-asian="normal" style:font-size-complex="14pt" style:font-style-complex="normal" style:font-weight-complex="normal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Tahoma4" fo:font-size="20pt" fo:letter-spacing="normal" fo:font-style="normal" style:text-underline-style="none" fo:font-weight="bold" style:font-name-asian="MS PGothic" style:font-size-asian="20pt" style:font-style-asian="normal" style:font-weight-asian="bold" style:font-size-complex="20pt" style:font-style-complex="normal" style:font-weight-complex="bold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Tahoma4" fo:font-size="18pt" fo:letter-spacing="normal" fo:font-style="normal" style:text-underline-style="none" fo:font-weight="normal" style:font-name-asian="MS PGothic" style:font-size-asian="18pt" style:font-style-asian="normal" style:font-weight-asian="normal" style:font-size-complex="18pt" style:font-style-complex="normal" style:font-weight-complex="normal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Tahoma4" fo:font-size="18pt" fo:letter-spacing="normal" fo:font-style="normal" style:text-underline-style="none" fo:font-weight="bold" style:font-name-asian="MS PGothic" style:font-size-asian="18pt" style:font-style-asian="normal" style:font-weight-asian="bold" style:font-size-complex="18pt" style:font-style-complex="normal" style:font-weight-complex="bold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0% 100%" style:font-name="Wingdings" fo:font-size="18pt" fo:letter-spacing="normal" fo:font-style="normal" style:text-underline-style="none" fo:font-weight="normal" style:font-name-asian="MS PGothic" style:font-size-asian="18pt" style:font-style-asian="normal" style:font-weight-asian="normal" style:font-size-complex="18pt" style:font-style-complex="normal" style:font-weight-complex="normal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style:font-name="Tahoma4" fo:font-size="18pt" fo:letter-spacing="normal" fo:font-style="italic" style:text-underline-style="none" fo:font-weight="normal" style:font-name-asian="MS PGothic" style:font-size-asian="18pt" style:font-style-asian="italic" style:font-weight-asian="normal" style:font-size-complex="18pt" style:font-style-complex="italic" style:font-weight-complex="normal"/>
    </style:style>
    <style:style style:name="T26" style:family="text">
      <style:text-properties fo:font-size="16pt" style:font-size-asian="16pt" style:font-size-complex="16pt"/>
    </style:style>
    <style:style style:name="T27" style:family="text">
      <style:text-properties fo:font-size="10pt" style:font-size-asian="10pt" style:font-size-complex="10pt"/>
    </style:style>
    <style:style style:name="T28" style:family="text">
      <style:text-properties fo:font-variant="normal" fo:text-transform="none" fo:color="#000000" loext:opacity="100%" style:text-line-through-style="none" style:text-line-through-type="none" style:text-position="0% 100%" style:font-name="Tahoma4" fo:font-size="22pt" fo:letter-spacing="normal" fo:font-style="normal" style:text-underline-style="none" fo:font-weight="normal" style:font-name-asian="MS PGothic" style:font-size-asian="22pt" style:font-style-asian="normal" style:font-weight-asian="normal" style:font-size-complex="22pt" style:font-style-complex="normal" style:font-weight-complex="normal"/>
    </style:style>
    <style:style style:name="T29" style:family="text">
      <style:text-properties fo:font-variant="normal" fo:text-transform="none" fo:color="#000000" loext:opacity="100%" style:text-line-through-style="none" style:text-line-through-type="none" style:text-position="0% 100%" style:font-name="Tahoma4" fo:font-size="22pt" fo:letter-spacing="normal" fo:font-style="normal" style:text-underline-style="none" fo:font-weight="bold" style:font-name-asian="MS PGothic" style:font-size-asian="22pt" style:font-style-asian="normal" style:font-weight-asian="bold" style:font-size-complex="22pt" style:font-style-complex="normal" style:font-weight-complex="bold"/>
    </style:style>
    <style:style style:name="T3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ahoma4" fo:font-size="24pt" fo:letter-spacing="normal" fo:language="de" fo:country="DE" fo:font-style="normal" fo:text-shadow="none" style:text-underline-style="none" fo:font-weight="normal" style:letter-kerning="true" style:font-name-asian="MS PGothic" style:font-size-asian="24pt" style:language-asian="de" style:country-asian="DE" style:font-style-asian="normal" style:font-weight-asian="normal" style:font-name-complex="FreeSans1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size="13pt" style:font-size-asian="13pt" style:font-size-complex="13pt"/>
    </style:style>
    <style:style style:name="T32" style:family="text">
      <style:text-properties fo:font-variant="normal" fo:text-transform="none" fo:color="#666666" loext:opacity="100%" style:text-line-through-style="none" style:text-line-through-type="none" style:text-position="0% 100%" style:font-name="Tahoma4" fo:font-size="1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T33" style:family="text">
      <style:text-properties fo:font-variant="normal" fo:text-transform="none" fo:color="#808080" loext:opacity="100%" style:text-line-through-style="none" style:text-line-through-type="none" style:text-position="0% 100%" style:font-name="Tahoma4" fo:font-size="14pt" fo:letter-spacing="normal" fo:font-style="normal" style:text-underline-style="none" fo:font-weight="normal" style:font-name-asian="MS PGothic" style:font-size-asian="18pt" style:font-style-asian="normal" style:font-weight-asian="normal" style:font-size-complex="18pt" style:font-style-complex="normal" style:font-weight-complex="normal"/>
    </style:style>
    <style:style style:name="T3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size="11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1" style:font-size-asian="18pt" style:language-asian="zh" style:country-asian="CN" style:font-style-asian="normal" style:font-weight-asian="normal" style:font-name-complex="FreeSans1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5" style:family="text">
      <style:text-properties fo:font-variant="normal" fo:text-transform="none" fo:color="#000000" loext:opacity="100%" style:text-line-through-style="none" style:text-line-through-type="none" style:text-position="0% 100%" style:font-name="Tahoma4" fo:font-size="12pt" fo:letter-spacing="normal" fo:font-style="normal" style:text-underline-style="none" fo:font-weight="normal" style:font-name-asian="MS PGothic" style:font-size-asian="12pt" style:font-style-asian="normal" style:font-weight-asian="normal" style:font-size-complex="12pt" style:font-style-complex="normal" style:font-weight-complex="normal"/>
    </style:style>
    <style:style style:name="T36" style:family="text">
      <style:text-properties fo:font-variant="normal" fo:text-transform="none" fo:color="#333399" loext:opacity="100%" style:text-line-through-style="none" style:text-line-through-type="none" style:text-position="0% 100%" style:font-name="Tahoma4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T37" style:family="text">
      <style:text-properties fo:color="#000000" loext:opacity="100%" style:font-name="Tahoma4" fo:font-size="18pt" style:font-name-asian="MS PGothic"/>
    </style:style>
    <style:style style:name="T38" style:family="text">
      <style:text-properties fo:color="#000000" loext:opacity="100%" style:font-name="Tahoma4" fo:font-size="18pt" fo:font-weight="bold" style:font-name-asian="MS PGothic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1cm" text:min-label-width="0.978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">
        <style:list-level-properties text:space-before="0.001cm" text:min-label-width="0.502cm"/>
        <style:text-properties fo:font-family="Wingdings" style:font-charset="x-symbol" fo:color="#33339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">
        <style:list-level-properties text:space-before="2.541cm" text:min-label-width="0.634cm"/>
        <style:text-properties fo:font-family="Wingdings" style:font-pitch="variable" style:font-charset="x-symbol" fo:color="#3333cc" fo:font-size="6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12">
      <text:list-level-style-bullet text:level="1" text:bullet-char="">
        <style:list-level-properties text:space-before="0.001cm" text:min-label-width="0.952cm"/>
        <style:text-properties fo:font-family="Wingdings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suffix="." style:num-format="1" text:start-value="3">
        <style:list-level-properties text:space-before="0.001cm" text:min-label-width="0.95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min-label-width="0.6cm"/>
        <style:text-properties fo:color="#3333c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Nur_20_Titel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" draw:text-style-name="P6" draw:layer="layout" svg:width="21.166cm" svg:height="11.006cm" svg:x="1.905cm" svg:y="4.445cm">
          <text:p text:style-name="P2"><text:span text:style-name="T1"/></text:p>
          <text:p text:style-name="P2"><text:span text:style-name="T2">MAS: Betriebssysteme</text:span></text:p>
          <text:p text:style-name="P3"><text:span text:style-name="T3"/></text:p>
          <text:p text:style-name="P4"><text:span text:style-name="T4">Entwicklung von Betriebssystemen</text:span></text:p>
          <text:p text:style-name="P5"><text:span text:style-name="T5"/></text:p>
          <text:p text:style-name="P5"><text:span text:style-name="T5">T. Pospíšek</text:span></text:p>
          <draw:enhanced-geometry draw:mirror-horizontal="false" draw:mirror-vertical="false" svg:viewBox="0 0 21167 1100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1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2-03-01">1.03.22</text:date></text:span></text:p>
            </draw:text-box>
          </draw:frame>
          <draw:frame draw:name="Rectangle 5" presentation:style-name="pr2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848cm" svg:height="11.136cm" svg:x="3.075cm" svg:y="2.257cm" draw:page-number="1" presentation:class="page"/>
          <draw:frame draw:name="Rectangle 23" presentation:style-name="pr3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Gesamtüberblick" draw:style-name="dp1" draw:master-page-name="Nur_20_Titel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0" draw:layer="layout" svg:width="20.531cm" svg:height="13.122cm" svg:x="2.54cm" svg:y="4.022cm">
          <text:list text:style-name="L3">
            <text:list-item>
              <text:p text:style-name="P12"><text:span text:style-name="T8">Einführung in Computersysteme</text:span></text:p>
            </text:list-item>
            <text:list-item>
              <text:p text:style-name="P12"><text:span text:style-name="T9">Entwicklung von Betriebssystemen</text:span></text:p>
            </text:list-item>
            <text:list-item>
              <text:p text:style-name="P12"><text:span text:style-name="T8">Architekturansätze</text:span></text:p>
            </text:list-item>
            <text:list-item>
              <text:p text:style-name="P12"><text:span text:style-name="T8">Interruptverarbeitung in Betriebssystemen</text:span></text:p>
            </text:list-item>
            <text:list-item>
              <text:p text:style-name="P12"><text:span text:style-name="T8">Prozesse und Threads</text:span></text:p>
            </text:list-item>
            <text:list-item>
              <text:p text:style-name="P12"><text:span text:style-name="T8">CPU-Scheduling</text:span></text:p>
            </text:list-item>
            <text:list-item>
              <text:p text:style-name="P12"><text:span text:style-name="T8">Synchronisation und Kommunikation</text:span></text:p>
            </text:list-item>
            <text:list-item>
              <text:p text:style-name="P12"><text:span text:style-name="T8">Speicherverwaltung </text:span></text:p>
            </text:list-item>
            <text:list-item>
              <text:p text:style-name="P12"><text:span text:style-name="T8">Geräte- und Dateiverwaltung</text:span></text:p>
            </text:list-item>
            <text:list-item>
              <text:p text:style-name="P12"><text:span text:style-name="T8">Betriebssystemvirtualisierung</text:span></text:p>
            </text:list-item>
          </text:list>
          <text:p text:style-name="P13"><text:span text:style-name="T8"/></text:p>
          <text:p text:style-name="P13"><text:span text:style-name="T8"/></text:p>
          <text:p text:style-name="P14"><text:span text:style-name="T8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Gesamtüberblick</text:span></text:p>
          </draw:text-box>
        </draw:frame>
        <draw:custom-shape draw:name="Rectangle 9" draw:style-name="gr7" draw:text-style-name="P1" draw:layer="layout" svg:width="1.626cm" svg:height="1.269cm" svg:x="2.117cm" svg:y="5.574cm">
          <text:p/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1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2-03-01">1.03.22</text:date></text:span></text:p>
            </draw:text-box>
          </draw:frame>
          <draw:frame draw:name="Rectangle 5" presentation:style-name="pr2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848cm" svg:height="11.136cm" svg:x="3.075cm" svg:y="2.257cm" draw:page-number="2" presentation:class="page"/>
          <draw:frame draw:name="Rectangle 23" presentation:style-name="pr3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0" draw:layer="layout" svg:width="20.531cm" svg:height="13.122cm" svg:x="2.54cm" svg:y="3.598cm">
          <text:list text:style-name="L4">
            <text:list-item>
              <text:p text:style-name="P16"><text:span text:style-name="T11">Geschichtliches</text:span></text:p>
            </text:list-item>
            <text:list-item>
              <text:p text:style-name="P16"><text:span text:style-name="T5">Klassische Großrechnerbetriebsarten</text:span></text:p>
            </text:list-item>
            <text:list-item>
              <text:p text:style-name="P16"><text:span text:style-name="T5">Fallstudien</text:span></text:p>
            </text:list-item>
          </text:list>
          <text:p text:style-name="P16"><text:span text:style-name="T5"/></text:p>
          <text:p text:style-name="P16"><text:span text:style-name="T5"/></text:p>
          <text:p text:style-name="P16"><text:span text:style-name="T12"/></text:p>
          <text:p text:style-name="P16"><text:span text:style-name="T12"/></text:p>
          <text:p text:style-name="P17"><text:span text:style-name="T13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5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Überblick</text:span></text:p>
          </draw:text-box>
        </draw:frame>
        <presentation:notes draw:style-name="dp2">
          <draw:frame draw:name="Rectangle 3" presentation:style-name="pr6" draw:text-style-name="P19" draw:layer="layout" svg:width="8.558cm" svg:height="1.331cm" svg:x="11.17cm" svg:y="0.026cm" presentation:class="date-time" presentation:user-transformed="true">
            <draw:text-box>
              <text:p text:style-name="P18"><text:span text:style-name="T14"><text:date style:data-style-name="D1" text:date-value="2022-03-01">1.03.22</text:date></text:span></text:p>
            </draw:text-box>
          </draw:frame>
          <draw:frame draw:name="Rectangle 5" presentation:style-name="pr7" draw:text-style-name="P19" draw:layer="layout" svg:width="8.558cm" svg:height="1.331cm" svg:x="11.17cm" svg:y="27.071cm" presentation:class="page-number" presentation:user-transformed="true">
            <draw:text-box>
              <text:p text:style-name="P18"><text:span text:style-name="T14"><text:page-number>&lt;number&gt;</text:page-number></text:span></text:p>
            </draw:text-box>
          </draw:frame>
          <draw:custom-shape draw:name="Rectangle 2" draw:style-name="gr3" draw:text-style-name="P20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22" draw:layer="layout" svg:width="8.558cm" svg:height="1.322cm" svg:x="11.17cm" svg:y="27.067cm">
            <text:p text:style-name="P21"><text:span text:style-name="T15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20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20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20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22" draw:layer="layout" svg:width="8.563cm" svg:height="1.331cm" svg:x="11.165cm" svg:y="27.054cm">
            <text:p text:style-name="P21"><text:span text:style-name="T15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20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20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20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22" draw:layer="layout" svg:width="8.563cm" svg:height="1.326cm" svg:x="11.165cm" svg:y="27.049cm">
            <text:p text:style-name="P21"><text:span text:style-name="T15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20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20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20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22" draw:layer="layout" svg:width="8.563cm" svg:height="1.318cm" svg:x="11.165cm" svg:y="27.045cm">
            <text:p text:style-name="P21"><text:span text:style-name="T15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20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20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20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22" draw:layer="layout" svg:width="8.576cm" svg:height="1.326cm" svg:x="11.152cm" svg:y="27.032cm">
            <text:p text:style-name="P21"><text:span text:style-name="T15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20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20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" presentation:class="page"/>
          <draw:frame draw:name="Rectangle 23" presentation:style-name="pr8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Historische Entwicklung von Rechnern und Betriebssystemen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23" draw:layer="layout" svg:width="21.646cm" svg:height="2.116cm" svg:x="1.905cm" svg:y="0.847cm" presentation:class="title" presentation:user-transformed="true">
          <draw:text-box>
            <text:p text:style-name="P15"><text:span text:style-name="T16"><text:line-break/></text:span><text:span text:style-name="T16">Historische Entwicklung von Rechnern und Betriebssystemen</text:span></text:p>
          </draw:text-box>
        </draw:frame>
        <draw:frame draw:name="Picture 19" draw:style-name="gr8" draw:text-style-name="P24" draw:layer="layout" svg:width="6.667cm" svg:height="5cm" svg:x="7.898cm" svg:y="11.324cm">
          <draw:image xlink:href="Pictures/1000000000000320000002585D6796DE18883CDE.jpg" xlink:type="simple" xlink:show="embed" xlink:actuate="onLoad" draw:mime-type="image/jpeg">
            <text:p/>
          </draw:image>
        </draw:frame>
        <draw:custom-shape draw:name="Text Box 20" draw:style-name="gr9" draw:text-style-name="P10" draw:layer="layout" svg:width="6.523cm" svg:height="1.097cm" svg:x="7.345cm" svg:y="16.325cm">
          <text:p text:style-name="P25"><text:span text:style-name="T17">Lochkartenleser von Control Data </text:span></text:p>
          <text:p text:style-name="P25"><text:span text:style-name="T17">Quelle: Wikipedia</text:span></text:p>
          <draw:enhanced-geometry draw:mirror-horizontal="false" draw:mirror-vertical="false" svg:viewBox="0 0 6516 10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2" draw:style-name="gr8" draw:text-style-name="P24" draw:layer="layout" svg:width="8.735cm" svg:height="6.001cm" svg:x="15.6cm" svg:y="3.999cm">
          <draw:image xlink:href="Pictures/100000000000019F0000011D1DA0EE4409B0A52E.jpg" xlink:type="simple" xlink:show="embed" xlink:actuate="onLoad" draw:mime-type="image/jpeg">
            <text:p/>
          </draw:image>
        </draw:frame>
        <draw:custom-shape draw:name="Text Box 23" draw:style-name="gr9" draw:text-style-name="P10" draw:layer="layout" svg:width="8.365cm" svg:height="1.097cm" svg:x="15.8cm" svg:y="10.503cm">
          <text:p text:style-name="P25"><text:span text:style-name="T17">Röhrencomputer der Rechenanlage ORACLE </text:span></text:p>
          <text:p text:style-name="P25"><text:span text:style-name="T17">Deutsches Museum</text:span></text:p>
          <draw:enhanced-geometry draw:mirror-horizontal="false" draw:mirror-vertical="false" svg:viewBox="0 0 8366 10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45" draw:style-name="gr10" draw:text-style-name="P10" draw:layer="layout" svg:width="6.799cm" svg:height="4.395cm" svg:x="16.7cm" svg:y="13.079cm">
          <text:p text:style-name="P26"><text:span text:style-name="T18">Weitere Rechenanlagen: <text:s/>(Gewicht: Tonnen)</text:span></text:p>
          <text:list text:style-name="L5">
            <text:list-item>
              <text:p text:style-name="P26"><text:span text:style-name="T18">ZUSE Z22 (BRD)</text:span></text:p>
            </text:list-item>
            <text:list-item>
              <text:p text:style-name="P26"><text:span text:style-name="T18">D1/D2 (DDR)</text:span></text:p>
            </text:list-item>
            <text:list-item>
              <text:p text:style-name="P26"><text:span text:style-name="T18">Colossus (GB)</text:span></text:p>
            </text:list-item>
            <text:list-item>
              <text:p text:style-name="P26"><text:span text:style-name="T18">ENIAC (USA)</text:span></text:p>
            </text:list-item>
            <text:list-item>
              <text:p text:style-name="P26"><text:span text:style-name="T18">IBM 305 RAMAC</text:span></text:p>
            </text:list-item>
          </text:list>
          <draw:enhanced-geometry draw:mirror-horizontal="false" draw:mirror-vertical="false" svg:viewBox="0 0 6800 439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27" draw:layer="layout" svg:width="18.062cm" svg:height="12.524cm" svg:x="2.011cm" svg:y="4.233cm">
          <draw:image xlink:href="Pictures/10005A8000004F7C000039499392A4E88242490F.emf" xlink:type="simple" xlink:show="embed" xlink:actuate="onLoad" draw:mime-type="image/x-emf">
            <text:p/>
          </draw:image>
          <draw:image xlink:href="Pictures/10000201000003010000022A8F0FD33957F49E75.png" xlink:type="simple" xlink:show="embed" xlink:actuate="onLoad" draw:mime-type="image/png"/>
        </draw:frame>
        <presentation:notes draw:style-name="dp3">
          <draw:page-thumbnail draw:style-name="gr5" draw:layer="layout" svg:width="14.848cm" svg:height="11.136cm" svg:x="3.075cm" svg:y="2.257cm" draw:page-number="4" presentation:class="page"/>
          <draw:frame presentation:style-name="pr9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Historische Entwicklung von Rechnern und Betriebssystemen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23" draw:layer="layout" svg:width="21.646cm" svg:height="2.116cm" svg:x="1.905cm" svg:y="0.847cm" presentation:class="title" presentation:user-transformed="true">
          <draw:text-box>
            <text:p text:style-name="P15"><text:span text:style-name="T16"><text:line-break/></text:span><text:span text:style-name="T16">Historische Entwicklung von Rechnern und Betriebssystemen</text:span></text:p>
          </draw:text-box>
        </draw:frame>
        <draw:custom-shape draw:name="Text Box 7" draw:style-name="gr9" draw:text-style-name="P10" draw:layer="layout" svg:width="3.509cm" svg:height="1.097cm" svg:x="7.148cm" svg:y="16.325cm">
          <text:p text:style-name="P25"><text:span text:style-name="T17">IBM-1401-Anlage</text:span></text:p>
          <text:p text:style-name="P25"><text:span text:style-name="T17">Quelle: IBM</text:span></text:p>
          <draw:enhanced-geometry draw:mirror-horizontal="false" draw:mirror-vertical="false" svg:viewBox="0 0 3510 10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5" draw:style-name="gr8" draw:text-style-name="P24" draw:layer="layout" svg:width="11.134cm" svg:height="6.001cm" svg:x="7.567cm" svg:y="10.323cm">
          <draw:image xlink:href="Pictures/1000000000000320000001AF4366367E2AD399F3.jpg" xlink:type="simple" xlink:show="embed" xlink:actuate="onLoad" draw:mime-type="image/jpeg">
            <text:p/>
          </draw:image>
        </draw:frame>
        <draw:frame draw:style-name="gr11" draw:text-style-name="P27" draw:layer="layout" svg:width="18.062cm" svg:height="12.524cm" svg:x="2.011cm" svg:y="4.233cm">
          <draw:image xlink:href="Pictures/1000677000004F7C0000394966AC3E940D81B2C1.emf" xlink:type="simple" xlink:show="embed" xlink:actuate="onLoad" draw:mime-type="image/x-emf">
            <text:p/>
          </draw:image>
          <draw:image xlink:href="Pictures/10000201000003010000022AA933880295082F18.png" xlink:type="simple" xlink:show="embed" xlink:actuate="onLoad" draw:mime-type="image/png"/>
        </draw:frame>
        <presentation:notes draw:style-name="dp3">
          <draw:page-thumbnail draw:style-name="gr5" draw:layer="layout" svg:width="14.212cm" svg:height="10.659cm" svg:x="2.753cm" svg:y="2.16cm" draw:page-number="5" presentation:class="page"/>
          <draw:frame presentation:style-name="pr10" draw:text-style-name="P2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Historische Entwicklung von Rechnern und Betriebssystemen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23" draw:layer="layout" svg:width="21.646cm" svg:height="2.116cm" svg:x="1.905cm" svg:y="0.847cm" presentation:class="title" presentation:user-transformed="true">
          <draw:text-box>
            <text:p text:style-name="P15"><text:span text:style-name="T16"><text:line-break/></text:span><text:span text:style-name="T16">Historische Entwicklung von Rechnern und Betriebssystemen</text:span></text:p>
          </draw:text-box>
        </draw:frame>
        <draw:frame draw:name="Picture 6" draw:style-name="gr8" draw:text-style-name="P24" draw:layer="layout" svg:width="6.049cm" svg:height="4.003cm" svg:x="13.498cm" svg:y="13.525cm">
          <draw:image xlink:href="Pictures/10000000000000B400000077BCEB9ACA2330A66C.jpg" xlink:type="simple" xlink:show="embed" xlink:actuate="onLoad" draw:mime-type="image/jpeg">
            <text:p/>
          </draw:image>
        </draw:frame>
        <draw:custom-shape draw:name="Text Box 7" draw:style-name="gr9" draw:text-style-name="P10" draw:layer="layout" svg:width="3.568cm" svg:height="1.097cm" svg:x="19.323cm" svg:y="13.525cm">
          <text:p text:style-name="P25"><text:span text:style-name="T17">S/360-System</text:span></text:p>
          <text:p text:style-name="P25"><text:span text:style-name="T17">Quelle: Wikipedia</text:span></text:p>
          <draw:enhanced-geometry draw:mirror-horizontal="false" draw:mirror-vertical="false" svg:viewBox="0 0 3569 10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0" draw:style-name="gr8" draw:text-style-name="P24" draw:layer="layout" svg:width="5.247cm" svg:height="6.997cm" svg:x="8.101cm" svg:y="3.523cm">
          <draw:image xlink:href="Pictures/10000000000001C2000002586AE5E5D48CD5E02F.jpg" xlink:type="simple" xlink:show="embed" xlink:actuate="onLoad" draw:mime-type="image/jpeg">
            <text:p/>
          </draw:image>
        </draw:frame>
        <draw:custom-shape draw:name="Text Box 11" draw:style-name="gr9" draw:text-style-name="P10" draw:layer="layout" svg:width="3.835cm" svg:height="1.097cm" svg:x="13.32cm" svg:y="3.523cm">
          <text:p text:style-name="P25"><text:span text:style-name="T17">PDP-11 von digital </text:span></text:p>
          <text:p text:style-name="P25"><text:span text:style-name="T17">Quelle: Wikipedia</text:span></text:p>
          <draw:enhanced-geometry draw:mirror-horizontal="false" draw:mirror-vertical="false" svg:viewBox="0 0 3836 10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27" draw:layer="layout" svg:width="18.027cm" svg:height="12.488cm" svg:x="2.081cm" svg:y="4.269cm">
          <draw:image xlink:href="Pictures/10007FBC0000642E000046BBB0D1768060051C0A.emf" xlink:type="simple" xlink:show="embed" xlink:actuate="onLoad" draw:mime-type="image/x-emf">
            <text:p/>
          </draw:image>
          <draw:image xlink:href="Pictures/100002010000034A0000025286FDFC905DD83897.png" xlink:type="simple" xlink:show="embed" xlink:actuate="onLoad" draw:mime-type="image/png"/>
        </draw:frame>
        <presentation:notes draw:style-name="dp3">
          <draw:page-thumbnail draw:style-name="gr5" draw:layer="layout" svg:width="14.212cm" svg:height="10.659cm" svg:x="2.753cm" svg:y="2.16cm" draw:page-number="6" presentation:class="page"/>
          <draw:frame presentation:style-name="pr10" draw:text-style-name="P2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Historische Entwicklung von Rechnern und Betriebssystemen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23" draw:layer="layout" svg:width="21.646cm" svg:height="2.116cm" svg:x="1.905cm" svg:y="0.847cm" presentation:class="title" presentation:user-transformed="true">
          <draw:text-box>
            <text:p text:style-name="P15"><text:span text:style-name="T16"><text:line-break/></text:span><text:span text:style-name="T16">Historische Entwicklung von Rechnern und Betriebssystemen</text:span></text:p>
          </draw:text-box>
        </draw:frame>
        <draw:frame draw:name="Picture 8" draw:style-name="gr8" draw:text-style-name="P24" draw:layer="layout" svg:width="4.14cm" svg:height="2.998cm" svg:x="7.1cm" svg:y="4.123cm">
          <draw:image xlink:href="Pictures/10000000000000FA000000B5B1B14654F9277881.jpg" xlink:type="simple" xlink:show="embed" xlink:actuate="onLoad" draw:mime-type="image/jpeg">
            <text:p/>
          </draw:image>
        </draw:frame>
        <draw:custom-shape draw:name="Text Box 9" draw:style-name="gr9" draw:text-style-name="P10" draw:layer="layout" svg:width="4.965cm" svg:height="1.097cm" svg:x="7.104cm" svg:y="6.923cm">
          <text:p text:style-name="P25"><text:span text:style-name="T17">IBM PC, Modell IBM 5150 </text:span></text:p>
          <text:p text:style-name="P25"><text:span text:style-name="T17">Quelle: IBM</text:span></text:p>
          <draw:enhanced-geometry draw:mirror-horizontal="false" draw:mirror-vertical="false" svg:viewBox="0 0 4966 10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5" draw:style-name="gr8" draw:text-style-name="P24" draw:layer="layout" svg:width="6.649cm" svg:height="6.997cm" svg:x="12.299cm" svg:y="4.123cm">
          <draw:image xlink:href="Pictures/100000000000006D0000007294AC46E9CED4C759.jpg" xlink:type="simple" xlink:show="embed" xlink:actuate="onLoad" draw:mime-type="image/jpeg">
            <text:p/>
          </draw:image>
        </draw:frame>
        <draw:custom-shape draw:name="Text Box 16" draw:style-name="gr9" draw:text-style-name="P10" draw:layer="layout" svg:width="2.633cm" svg:height="1.097cm" svg:x="13.401cm" svg:y="10.724cm">
          <text:p text:style-name="P25"><text:span text:style-name="T17">IBM zSeries </text:span></text:p>
          <text:p text:style-name="P25"><text:span text:style-name="T17">Quelle: IBM</text:span></text:p>
          <draw:enhanced-geometry draw:mirror-horizontal="false" draw:mirror-vertical="false" svg:viewBox="0 0 2634 10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0" draw:style-name="gr8" draw:text-style-name="P24" draw:layer="layout" svg:width="3.566cm" svg:height="5cm" svg:x="19.703cm" svg:y="9.327cm">
          <draw:image xlink:href="Pictures/100000000000006B000000960534FB0BE81CC1F6.jpg" xlink:type="simple" xlink:show="embed" xlink:actuate="onLoad" draw:mime-type="image/jpeg">
            <text:p/>
          </draw:image>
        </draw:frame>
        <draw:custom-shape draw:name="Text Box 23" draw:style-name="gr9" draw:text-style-name="P10" draw:layer="layout" svg:width="5.219cm" svg:height="1.097cm" svg:x="19.437cm" svg:y="14.327cm">
          <text:p text:style-name="P25"><text:span text:style-name="T17">Enterprise Server von Sun </text:span></text:p>
          <text:p text:style-name="P25"><text:span text:style-name="T17">Quelle: Sun Mircosystems</text:span></text:p>
          <draw:enhanced-geometry draw:mirror-horizontal="false" draw:mirror-vertical="false" svg:viewBox="0 0 5220 10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27" draw:layer="layout" svg:width="18.027cm" svg:height="12.488cm" svg:x="2.046cm" svg:y="4.269cm">
          <draw:image xlink:href="Pictures/100088000000642E000046BB49C6D52452683264.emf" xlink:type="simple" xlink:show="embed" xlink:actuate="onLoad" draw:mime-type="image/x-emf">
            <text:p/>
          </draw:image>
          <draw:image xlink:href="Pictures/100002010000034A00000252B3E248A44839A466.png" xlink:type="simple" xlink:show="embed" xlink:actuate="onLoad" draw:mime-type="image/png"/>
        </draw:frame>
        <presentation:notes draw:style-name="dp3">
          <draw:page-thumbnail draw:style-name="gr5" draw:layer="layout" svg:width="14.212cm" svg:height="10.659cm" svg:x="2.753cm" svg:y="2.16cm" draw:page-number="7" presentation:class="page"/>
          <draw:frame presentation:style-name="pr10" draw:text-style-name="P2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Historische Entwicklung der Betriebssysteme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Historische Entwicklung der Betriebssysteme</text:span></text:p>
          </draw:text-box>
        </draw:frame>
        <draw:frame draw:name="Rectangle 3" presentation:style-name="pr11" draw:text-style-name="P10" draw:layer="layout" svg:width="21.589cm" svg:height="12.911cm" svg:x="1.905cm" svg:y="3.387cm" presentation:class="outline" presentation:user-transformed="true">
          <draw:text-box>
            <text:list text:style-name="L6">
              <text:list-item>
                <text:p text:style-name="P29"><text:span text:style-name="T19">1. Generation</text:span><text:span text:style-name="T4"> (ca. 1945 - 1955)</text:span></text:p>
              </text:list-item>
            </text:list>
            <text:list text:style-name="L7">
              <text:list-item>
                <text:list>
                  <text:list-item>
                    <text:p text:style-name="P30"><text:span text:style-name="T13">Röhrencomputer (ca. 20.000 Röhren)</text:span></text:p>
                  </text:list-item>
                  <text:list-item>
                    <text:p text:style-name="P30"><text:span text:style-name="T13">Programmierung in reiner Maschinensprache (kein Assembler, keine Hochsprache)</text:span></text:p>
                  </text:list-item>
                  <text:list-item>
                    <text:p text:style-name="P30"><text:span text:style-name="T13">Lochkarten ab ca. 1950</text:span></text:p>
                  </text:list-item>
                </text:list>
              </text:list-item>
            </text:list>
          </draw:text-box>
        </draw:frame>
        <draw:frame draw:name="Picture 2" draw:style-name="gr8" draw:text-style-name="P24" draw:layer="layout" svg:width="10.282cm" svg:height="4.999cm" svg:x="13.1cm" svg:y="12.325cm">
          <draw:image xlink:href="Pictures/100000000000037A000001B1A361887802758A37.jpg" xlink:type="simple" xlink:show="embed" xlink:actuate="onLoad" draw:mime-type="image/jpeg">
            <text:p/>
          </draw:image>
        </draw:frame>
        <draw:custom-shape draw:name="Textfeld 2" draw:style-name="gr9" draw:text-style-name="P10" draw:layer="layout" svg:width="11.874cm" svg:height="1.435cm" svg:x="12.064cm" svg:y="10.856cm">
          <text:p text:style-name="P31"><text:span text:style-name="T20">Röhren als aktive elektronische Bauelelemete</text:span></text:p>
          <text:p text:style-name="P32"><text:span text:style-name="T20">Quelle:www.wikipedia.de</text:span></text:p>
          <draw:enhanced-geometry draw:mirror-horizontal="false" draw:mirror-vertical="false" svg:viewBox="0 0 11862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8" presentation:class="page"/>
          <draw:frame presentation:style-name="pr10" draw:text-style-name="P2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Historische Entwicklung der Betriebssysteme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Historische Entwicklung der Betriebssysteme</text:span></text:p>
          </draw:text-box>
        </draw:frame>
        <draw:frame draw:name="Rectangle 3" presentation:style-name="pr11" draw:text-style-name="P10" draw:layer="layout" svg:width="21.589cm" svg:height="12.911cm" svg:x="1.905cm" svg:y="3.387cm" presentation:class="outline" presentation:user-transformed="true">
          <draw:text-box>
            <text:list text:style-name="L6">
              <text:list-item>
                <text:p text:style-name="P29"><text:span text:style-name="T19">2. Generation</text:span><text:span text:style-name="T4"> (ca. 1955 - 1965)</text:span></text:p>
              </text:list-item>
            </text:list>
            <text:list text:style-name="L7">
              <text:list-item>
                <text:list>
                  <text:list-item>
                    <text:p text:style-name="P30"><text:span text:style-name="T13">Transistoren wurden verwendet</text:span></text:p>
                  </text:list-item>
                  <text:list-item>
                    <text:p text:style-name="P30"><text:span text:style-name="T21">Stapelverarbeitung</text:span><text:span text:style-name="T13"> (Batch-Verarbeitung): IBM 1401, 7094</text:span></text:p>
                  </text:list-item>
                  <text:list-item>
                    <text:p text:style-name="P30"><text:span text:style-name="T13">Jobs wurden von Lochkarte auf Magnetband eingelesen und dann hintereinander abgearbeitet</text:span></text:p>
                  </text:list-item>
                  <text:list-item>
                    <text:p text:style-name="P30"><text:span text:style-name="T13">Ein Programm nach dem anderen wurde ausgeführt, die Ergebnisse auf Band gespeichert und am Ende ausgedruckt</text:span></text:p>
                  </text:list-item>
                  <text:list-item>
                    <text:p text:style-name="P30"><text:span text:style-name="T13">Einfaches Betriebssystem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4.212cm" svg:height="10.659cm" svg:x="2.753cm" svg:y="2.16cm" draw:page-number="9" presentation:class="page"/>
          <draw:frame presentation:style-name="pr10" draw:text-style-name="P2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Historische Entwicklung der Betriebssysteme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Historische Entwicklung der Betriebssysteme</text:span></text:p>
          </draw:text-box>
        </draw:frame>
        <draw:frame draw:name="Rectangle 3" presentation:style-name="pr11" draw:text-style-name="P10" draw:layer="layout" svg:width="21.589cm" svg:height="12.911cm" svg:x="1.905cm" svg:y="3.387cm" presentation:class="outline" presentation:user-transformed="true">
          <draw:text-box>
            <text:list text:style-name="L6">
              <text:list-item>
                <text:p text:style-name="P33"><text:span text:style-name="T11">3. Generation</text:span><text:span text:style-name="T5"> (ca. 1965 - 1980)</text:span></text:p>
              </text:list-item>
            </text:list>
            <text:list text:style-name="L7">
              <text:list-item>
                <text:list>
                  <text:list-item>
                    <text:p text:style-name="P34"><text:span text:style-name="T22">Integrated Circuits (ICs), kleinere integrierte Schaltungen</text:span></text:p>
                  </text:list-item>
                  <text:list-item>
                    <text:p text:style-name="P34"><text:span text:style-name="T22">IBM System/360 (Serie von Rechnern), IBM System/370, 3080, 3090</text:span></text:p>
                  </text:list-item>
                  <text:list-item>
                    <text:p text:style-name="P34"><text:span text:style-name="T22">Einführung von </text:span><text:span text:style-name="T23">Multiprogramming </text:span><text:span text:style-name="T22">(Mehrprogrammbetrieb, Multitasking): 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35"><text:span text:style-name="T8">Während I/O-Wartezeit wurde CPU für neuen Job vergeben</text:span></text:p>
                      </text:list-item>
                    </text:list>
                  </text:list-item>
                  <text:list-item>
                    <text:p text:style-name="P34"><text:span text:style-name="T23">Spooling</text:span><text:span text:style-name="T22">: Jobs von Platte übernehmen und Ergebnisse auf Platte schreiben</text:span></text:p>
                  </text:list-item>
                  <text:list-item>
                    <text:p text:style-name="P34"><text:span text:style-name="T22">Später </text:span><text:span text:style-name="T23">Timesharing</text:span><text:span text:style-name="T22"> (mit Mehrbenutzerbetrieb) als Variante des Multiprogramming:</text:span></text:p>
                    <text:list>
                      <text:list-item>
                        <text:p text:style-name="P35"><text:span text:style-name="T8">Online-Zugang über Terminal, CPU wird aufgeteilt</text:span></text:p>
                      </text:list-item>
                      <text:list-item>
                        <text:p text:style-name="P35"><text:span text:style-name="T8">Am MIT entwickelt: Betriebssystem CTSS, MULTICS</text:span></text:p>
                      </text:list-item>
                      <text:list-item>
                        <text:p text:style-name="P35"><text:span text:style-name="T8">Minicomputer DEC PDP-1, PDP-11: Unix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4.212cm" svg:height="10.659cm" svg:x="2.753cm" svg:y="2.16cm" draw:page-number="10" presentation:class="page"/>
          <draw:frame presentation:style-name="pr10" draw:text-style-name="P2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Historische Entwicklung der Betriebssysteme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Historische Entwicklung der Betriebssysteme</text:span></text:p>
          </draw:text-box>
        </draw:frame>
        <draw:frame draw:name="Rectangle 3" presentation:style-name="pr11" draw:text-style-name="P10" draw:layer="layout" svg:width="20.531cm" svg:height="9.947cm" svg:x="2.117cm" svg:y="3.598cm" presentation:class="outline" presentation:user-transformed="true">
          <draw:text-box>
            <text:list text:style-name="L6">
              <text:list-item>
                <text:p text:style-name="P33"><text:span text:style-name="T11">4. Generation</text:span><text:span text:style-name="T5"> (ca. 1980 - heute)</text:span></text:p>
              </text:list-item>
            </text:list>
            <text:list text:style-name="L7">
              <text:list-item>
                <text:list>
                  <text:list-item>
                    <text:p text:style-name="P34"><text:span text:style-name="T22">Personal Computer und Workstations</text:span></text:p>
                  </text:list-item>
                  <text:list-item>
                    <text:p text:style-name="P34"><text:span text:style-name="T22">Large Scale Integration (LSI-Schaltungen), Millionen von Transistoren auf einem Silizium-Chip (Si, Halbmetall)</text:span></text:p>
                  </text:list-item>
                  <text:list-item>
                    <text:p text:style-name="P34"><text:span text:style-name="T22">Betriebssysteme IBM OS/360, MS-DOS, Unix, Unix BSD, Unix System V, IBM OS/2, MS Windows-Derivate und Linux</text:span></text:p>
                  </text:list-item>
                  <text:list-item>
                    <text:p text:style-name="P34"><text:span text:style-name="T22">Benutzerfreundlichkeit stieg immer mehr (X-Windows, Motif, OS/2 Presentation Manager)</text:span></text:p>
                  </text:list-item>
                  <text:list-item>
                    <text:p text:style-name="P34"><text:span text:style-name="T22">Netzwerkbetriebssysteme und verteilte Betriebssysteme</text:span></text:p>
                  </text:list-item>
                </text:list>
              </text:list-item>
            </text:list>
            <text:p text:style-name="P36"><text:span text:style-name="T22"/></text:p>
          </draw:text-box>
        </draw:frame>
        <presentation:notes draw:style-name="dp3">
          <draw:page-thumbnail draw:style-name="gr5" draw:layer="layout" svg:width="14.212cm" svg:height="10.659cm" svg:x="2.753cm" svg:y="2.16cm" draw:page-number="11" presentation:class="page"/>
          <draw:frame presentation:style-name="pr10" draw:text-style-name="P2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0" draw:layer="layout" svg:width="20.531cm" svg:height="13.122cm" svg:x="2.54cm" svg:y="3.598cm">
          <text:list text:style-name="L4">
            <text:list-item>
              <text:p text:style-name="P16"><text:span text:style-name="T5">Geschichtliches</text:span></text:p>
            </text:list-item>
            <text:list-item>
              <text:p text:style-name="P16"><text:span text:style-name="T11">Klassische Großrechnerbetriebsarten</text:span></text:p>
            </text:list-item>
            <text:list-item>
              <text:p text:style-name="P16"><text:span text:style-name="T5">Fallstudien</text:span></text:p>
            </text:list-item>
          </text:list>
          <text:p text:style-name="P16"><text:span text:style-name="T5"/></text:p>
          <text:p text:style-name="P16"><text:span text:style-name="T5"/></text:p>
          <text:p text:style-name="P16"><text:span text:style-name="T12"/></text:p>
          <text:p text:style-name="P16"><text:span text:style-name="T12"/></text:p>
          <text:p text:style-name="P17"><text:span text:style-name="T13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5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Überblick</text:span></text:p>
          </draw:text-box>
        </draw:frame>
        <presentation:notes draw:style-name="dp2">
          <draw:frame draw:name="Rectangle 3" presentation:style-name="pr6" draw:text-style-name="P19" draw:layer="layout" svg:width="8.558cm" svg:height="1.331cm" svg:x="11.17cm" svg:y="0.026cm" presentation:class="date-time" presentation:user-transformed="true">
            <draw:text-box>
              <text:p text:style-name="P18"><text:span text:style-name="T14"><text:date style:data-style-name="D1" text:date-value="2022-03-01">1.03.22</text:date></text:span></text:p>
            </draw:text-box>
          </draw:frame>
          <draw:frame draw:name="Rectangle 5" presentation:style-name="pr7" draw:text-style-name="P19" draw:layer="layout" svg:width="8.558cm" svg:height="1.331cm" svg:x="11.17cm" svg:y="27.071cm" presentation:class="page-number" presentation:user-transformed="true">
            <draw:text-box>
              <text:p text:style-name="P18"><text:span text:style-name="T14"><text:page-number>&lt;number&gt;</text:page-number></text:span></text:p>
            </draw:text-box>
          </draw:frame>
          <draw:custom-shape draw:name="Rectangle 2" draw:style-name="gr3" draw:text-style-name="P20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22" draw:layer="layout" svg:width="8.558cm" svg:height="1.322cm" svg:x="11.17cm" svg:y="27.067cm">
            <text:p text:style-name="P21"><text:span text:style-name="T15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20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20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20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22" draw:layer="layout" svg:width="8.563cm" svg:height="1.331cm" svg:x="11.165cm" svg:y="27.054cm">
            <text:p text:style-name="P21"><text:span text:style-name="T15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20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20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20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22" draw:layer="layout" svg:width="8.563cm" svg:height="1.326cm" svg:x="11.165cm" svg:y="27.049cm">
            <text:p text:style-name="P21"><text:span text:style-name="T15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20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20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20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22" draw:layer="layout" svg:width="8.563cm" svg:height="1.318cm" svg:x="11.165cm" svg:y="27.045cm">
            <text:p text:style-name="P21"><text:span text:style-name="T15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20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20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20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22" draw:layer="layout" svg:width="8.576cm" svg:height="1.326cm" svg:x="11.152cm" svg:y="27.032cm">
            <text:p text:style-name="P21"><text:span text:style-name="T15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20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20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12" presentation:class="page"/>
          <draw:frame draw:name="Rectangle 23" presentation:style-name="pr8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Mehrprozessorsysteme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Mehrprozessorsysteme</text:span></text:p>
          </draw:text-box>
        </draw:frame>
        <draw:frame draw:name="Rectangle 3" presentation:style-name="pr11" draw:text-style-name="P10" draw:layer="layout" svg:width="21.589cm" svg:height="4.867cm" svg:x="1.499cm" svg:y="3.925cm" presentation:class="outline" presentation:user-transformed="true">
          <draw:text-box>
            <text:list text:style-name="L6">
              <text:list-item>
                <text:p text:style-name="P37"><text:span text:style-name="T5">Mehrprozessorsysteme sind die Basis für echte Parallelverarbeitung</text:span></text:p>
              </text:list-item>
            </text:list>
            <text:list text:style-name="L7">
              <text:list-item>
                <text:p text:style-name="P37"><text:span text:style-name="T5">Für Betriebssysteme wird Synchronisation der Zugriffe auf Ressourcen erforderlich</text:span></text:p>
                <text:list>
                  <text:list-item>
                    <text:p text:style-name="P38"><text:span text:style-name="T22">Hauptspeicherzugriff</text:span></text:p>
                  </text:list-item>
                  <text:list-item>
                    <text:p text:style-name="P38"><text:span text:style-name="T22">Kernel-interne Datenstrukturen</text:span></text:p>
                  </text:list-item>
                  <text:list-item>
                    <text:p text:style-name="P38"><text:span text:style-name="T22">Ein-/Ausgabesystem</text:span></text:p>
                  </text:list-item>
                  <text:list-item>
                    <text:p text:style-name="P39"><text:span text:style-name="T8">…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4.848cm" svg:height="11.136cm" svg:x="3.075cm" svg:y="2.257cm" draw:page-number="13" presentation:class="page"/>
          <draw:frame presentation:style-name="pr9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ingletasking und Multitasking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Singletasking und Multitasking</text:span></text:p>
          </draw:text-box>
        </draw:frame>
        <draw:frame draw:name="Rectangle 3" presentation:style-name="pr11" draw:text-style-name="P10" draw:layer="layout" svg:width="21.589cm" svg:height="13.277cm" svg:x="1.905cm" svg:y="3.448cm" presentation:class="outline" presentation:user-transformed="true">
          <draw:text-box>
            <text:list text:style-name="L6">
              <text:list-item>
                <text:p text:style-name="P33"><text:span text:style-name="T11">Einprogrammbetrieb (singletasking)</text:span></text:p>
              </text:list-item>
            </text:list>
            <text:list text:style-name="L7">
              <text:list-item>
                <text:list>
                  <text:list-item>
                    <text:p text:style-name="P40"><text:span text:style-name="T13">Nur ein (Teil-)Programm ist aktiv, das bearbeitete Programm erhält sämtliche Betriebsmittel zugeteilt</text:span></text:p>
                  </text:list-item>
                </text:list>
              </text:list-item>
              <text:list-item>
                <text:p text:style-name="P33"><text:span text:style-name="T11">Mehrprogrammbetrieb (multitasking)</text:span></text:p>
                <text:list>
                  <text:list-item>
                    <text:p text:style-name="P30"><text:span text:style-name="T13">Mehrere Programme sind aktiv, für Dialogverarbeitung</text:span></text:p>
                  </text:list-item>
                  <text:list-item>
                    <text:p text:style-name="P30"><text:span text:style-name="T13">Für die Ausführung benötigten Betriebsmittel werden abwechselnd zugeteilt nach Prioritäten oder <text:s/>Zeitscheibenverfahren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41"><text:span text:style-name="T22">Zuordnung des Prozessors zu verschiedenen Programmen nach Zeitintervallen </text:span><text:span text:style-name="T24">➜</text:span><text:span text:style-name="T22"> </text:span><text:span text:style-name="T23">time sharing</text:span></text:p>
                      </text:list-item>
                    </text:list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33"><text:span text:style-name="T5">Mehrprogrammbetrieb erfordert </text:span><text:span text:style-name="T11">nicht</text:span><text:span text:style-name="T5"> unbedingt Mehrprozessorsysteme</text:span></text:p>
                      </text:list-item>
                    </text:list>
                  </text:list-item>
                </text:list>
              </text:list-item>
            </text:list>
            <text:p text:style-name="P34"><text:span text:style-name="T23"/></text:p>
            <text:p text:style-name="P41"><text:span text:style-name="T23"/></text:p>
          </draw:text-box>
        </draw:frame>
        <presentation:notes draw:style-name="dp3">
          <draw:page-thumbnail draw:style-name="gr5" draw:layer="layout" svg:width="14.212cm" svg:height="10.659cm" svg:x="2.753cm" svg:y="2.16cm" draw:page-number="14" presentation:class="page"/>
          <draw:frame presentation:style-name="pr10" draw:text-style-name="P2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tapelverarbeitung versus interaktive Verarbeitung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0" draw:layer="layout" svg:width="17.695cm" svg:height="1.551cm" svg:x="1.905cm" svg:y="1.411cm" presentation:class="title" presentation:user-transformed="true">
          <draw:text-box>
            <text:p text:style-name="P15"><text:span text:style-name="T10">Stapelverarbeitung versus interaktive Verarbeitung</text:span></text:p>
          </draw:text-box>
        </draw:frame>
        <draw:frame draw:name="Rectangle 3" presentation:style-name="pr11" draw:text-style-name="P10" draw:layer="layout" svg:width="21.589cm" svg:height="11.429cm" svg:x="1.905cm" svg:y="4.123cm" presentation:class="outline" presentation:user-transformed="true">
          <draw:text-box>
            <text:list text:style-name="L6">
              <text:list-item>
                <text:p text:style-name="P33"><text:span text:style-name="T11">Stapelverarbeitung (Batchprocessing)</text:span></text:p>
              </text:list-item>
            </text:list>
            <text:list text:style-name="L7">
              <text:list-item>
                <text:list>
                  <text:list-item>
                    <text:p text:style-name="P30"><text:span text:style-name="T13">Zu bearbeitender Auftrag (Job) muss für die Bearbeitung vollständig sein</text:span></text:p>
                  </text:list-item>
                  <text:list-item>
                    <text:p text:style-name="P30"><text:span text:style-name="T13">Aufträge werden in einer Warteschlange verwaltet und nach definierter Strategie abgearbeitet</text:span></text:p>
                  </text:list-item>
                </text:list>
              </text:list-item>
              <text:list-item>
                <text:p text:style-name="P33"><text:span text:style-name="T11">Interaktive Verarbeitung</text:span></text:p>
                <text:list>
                  <text:list-item>
                    <text:p text:style-name="P30"><text:span text:style-name="T13">Auftrag muss vor der Bearbeitung nicht vollständig definiert sein</text:span></text:p>
                  </text:list-item>
                  <text:list-item>
                    <text:p text:style-name="P30"><text:span text:style-name="T13">Permanente Kommunikation des Nutzers mit dem Betriebssystem über User Interface</text:span></text:p>
                  </text:list-item>
                </text:list>
              </text:list-item>
            </text:list>
            <text:p text:style-name="P41"><text:span text:style-name="T13"/></text:p>
          </draw:text-box>
        </draw:frame>
        <presentation:notes draw:style-name="dp3">
          <draw:page-thumbnail draw:style-name="gr5" draw:layer="layout" svg:width="14.212cm" svg:height="10.659cm" svg:x="2.753cm" svg:y="2.16cm" draw:page-number="15" presentation:class="page"/>
          <draw:frame presentation:style-name="pr10" draw:text-style-name="P2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etriebsarten nach der Programmnutzung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Betriebsarten nach der Programmnutzung</text:span></text:p>
          </draw:text-box>
        </draw:frame>
        <draw:frame draw:name="Rectangle 3" presentation:style-name="pr11" draw:text-style-name="P10" draw:layer="layout" svg:width="20.531cm" svg:height="12.276cm" svg:x="1.905cm" svg:y="3.598cm" presentation:class="outline" presentation:user-transformed="true">
          <draw:text-box>
            <text:list text:style-name="L6">
              <text:list-item>
                <text:p text:style-name="P37"><text:span text:style-name="T11">Teilhaberbetrieb (transaction mode)</text:span></text:p>
              </text:list-item>
            </text:list>
            <text:list text:style-name="L7">
              <text:list-item>
                <text:list>
                  <text:list-item>
                    <text:p text:style-name="P38"><text:span text:style-name="T22">Mehrere Anwender arbeiten mit einem </text:span><text:span text:style-name="T23">Transaktionsmonitor </text:span><text:span text:style-name="T22">(IBM CICS, BS2000 openUTM), d.h. mehrere Anwender arbeiten gleichzeitig an demselben Rechner mit demselben Programm</text:span></text:p>
                  </text:list-item>
                  <text:list-item>
                    <text:p text:style-name="P38"><text:span text:style-name="T22">Das System führt die Anforderungen der Anwender in sog. </text:span><text:span text:style-name="T23">Transaktionen</text:span><text:span text:style-name="T22"> aus</text:span></text:p>
                  </text:list-item>
                  <text:list-item>
                    <text:p text:style-name="P38"><text:span text:style-name="T22">Transaktionen werden komplett oder gar nicht bearbeitet</text:span></text:p>
                  </text:list-item>
                  <text:list-item>
                    <text:p text:style-name="P38"><text:span text:style-name="T22">Beispiel: Zentrale Buchungssysteme</text:span></text:p>
                  </text:list-item>
                </text:list>
              </text:list-item>
              <text:list-item>
                <text:p text:style-name="P37"><text:span text:style-name="T11">Teilnehmerbetrieb (time sharing)</text:span></text:p>
                <text:list>
                  <text:list-item>
                    <text:p text:style-name="P38"><text:span text:style-name="T22">Mehrere Anwender arbeiten mit einem zentralen Rechner, aber mit unterschiedlichen, von einander unabhängigen Programmen und Daten</text:span></text:p>
                  </text:list-item>
                  <text:list-item>
                    <text:p text:style-name="P38"><text:span text:style-name="T22">Rechner sieht für jeden Anwender wie </text:span><text:span text:style-name="T25">eigener Rechner</text:span><text:span text:style-name="T22"> aus</text:span></text:p>
                  </text:list-item>
                </text:list>
              </text:list-item>
            </text:list>
            <text:p text:style-name="P41"><text:span text:style-name="T22"/></text:p>
          </draw:text-box>
        </draw:frame>
        <presentation:notes draw:style-name="dp3">
          <draw:page-thumbnail draw:style-name="gr5" draw:layer="layout" svg:width="14.212cm" svg:height="10.659cm" svg:x="2.753cm" svg:y="2.16cm" draw:page-number="16" presentation:class="page"/>
          <draw:frame presentation:style-name="pr10" draw:text-style-name="P2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Teilnehmerbetrieb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Teilnehmerbetrieb (time sharing)</text:span></text:p>
          </draw:text-box>
        </draw:frame>
        <draw:frame draw:name="Rectangle 3" presentation:style-name="pr11" draw:text-style-name="P10" draw:layer="layout" svg:width="21.589cm" svg:height="1.904cm" svg:x="1.693cm" svg:y="3.81cm" presentation:class="outline" presentation:user-transformed="true">
          <draw:text-box>
            <text:list text:style-name="L6">
              <text:list-item>
                <text:p text:style-name="P42"><text:span text:style-name="T13">Im Teilnehmerbetrieb erhält jeder Anwender einen eigenen Prozess und sonstige Betriebsmittel vom Betriebssystem zugeteilt</text:span></text:p>
              </text:list-item>
            </text:list>
          </draw:text-box>
        </draw:frame>
        <draw:custom-shape draw:name="Rectangle 230" draw:style-name="gr12" draw:text-style-name="P1" draw:layer="layout" svg:width="25.399cm" svg:height="0.001cm" svg:x="6.085cm" svg:y="6.5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27" draw:layer="layout" svg:width="22.013cm" svg:height="9.948cm" svg:x="1.235cm" svg:y="6.985cm">
          <draw:image xlink:href="Pictures/100061700000230700000FC2D855E85C7DA0B570.emf" xlink:type="simple" xlink:show="embed" xlink:actuate="onLoad" draw:mime-type="image/x-emf">
            <text:p/>
          </draw:image>
          <draw:image xlink:href="Pictures/100002010000015300000098BE849329C619B540.png" xlink:type="simple" xlink:show="embed" xlink:actuate="onLoad" draw:mime-type="image/png"/>
        </draw:frame>
        <presentation:notes draw:style-name="dp3">
          <draw:page-thumbnail draw:style-name="gr5" draw:layer="layout" svg:width="14.212cm" svg:height="10.659cm" svg:x="2.753cm" svg:y="2.16cm" draw:page-number="17" presentation:class="page"/>
          <draw:frame presentation:style-name="pr10" draw:text-style-name="P2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Teilhaberbetrieb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Teilhaberbetrieb (transaction mode)</text:span></text:p>
          </draw:text-box>
        </draw:frame>
        <draw:frame draw:name="Rectangle 3" presentation:style-name="pr11" draw:text-style-name="P10" draw:layer="layout" svg:width="21.377cm" svg:height="1.904cm" svg:x="1.905cm" svg:y="3.598cm" presentation:class="outline" presentation:user-transformed="true">
          <draw:text-box>
            <text:list text:style-name="L6">
              <text:list-item>
                <text:p text:style-name="P42"><text:span text:style-name="T13">Teilhaberbetrieb mit Transaktionsmonitor (CICS, UTM,...), auch DB/DC-Systeme</text:span><text:span text:style-name="T21"> </text:span><text:span text:style-name="T13">genannt</text:span></text:p>
              </text:list-item>
              <text:list-item>
                <text:p text:style-name="P42"><text:span text:style-name="T13">Prozesse und sonstige Betriebsmittel werden vom Transaktionsmonitor zugeteilt </text:span></text:p>
              </text:list-item>
            </text:list>
            <text:p text:style-name="P42"><text:span text:style-name="T13"/></text:p>
          </draw:text-box>
        </draw:frame>
        <draw:custom-shape draw:name="Rectangle 231" draw:style-name="gr12" draw:text-style-name="P1" draw:layer="layout" svg:width="25.399cm" svg:height="0.001cm" svg:x="4.934cm" svg:y="6.5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27" draw:layer="layout" svg:width="23.248cm" svg:height="8.961cm" svg:x="0.6cm" svg:y="8.255cm">
          <draw:image xlink:href="Pictures/1000711C00003BBF0000169E66B987E99A3A85EF.emf" xlink:type="simple" xlink:show="embed" xlink:actuate="onLoad" draw:mime-type="image/x-emf">
            <text:p/>
          </draw:image>
          <draw:image xlink:href="Pictures/1000020100000242000000DBA70AE004656F8DE8.png" xlink:type="simple" xlink:show="embed" xlink:actuate="onLoad" draw:mime-type="image/png"/>
        </draw:frame>
        <presentation:notes draw:style-name="dp3">
          <draw:page-thumbnail draw:style-name="gr5" draw:layer="layout" svg:width="14.212cm" svg:height="10.659cm" svg:x="2.753cm" svg:y="2.16cm" draw:page-number="18" presentation:class="page"/>
          <draw:frame presentation:style-name="pr10" draw:text-style-name="P43" draw:layer="layout" svg:width="15.775cm" svg:height="12.792cm" svg:x="1.972cm" svg:y="13.503cm" presentation:class="notes">
            <draw:text-box>
              <text:p><text:span text:style-name="T26"><text:a xlink:href="https://en.wikipedia.org/wiki/CICS" xlink:type="simple">https://en.wikipedia.org/wiki/CICS</text:a></text:span></text:p>
              <text:p><text:span text:style-name="T26"/></text:p>
              <text:p><text:span text:style-name="T26">- verschiedene Ressourcen (DB's, VSAMs, etc.), welche repariert (rollback'ed) werden können</text:span></text:p>
              <text:p><text:span text:style-name="T26"/></text:p>
              <text:p><text:span text:style-name="T26">- man definiert mit CICS transaktionen. Welche auf die genannten Ressourcen zugreifen.</text:span></text:p>
              <text:p><text:span text:style-name="T26"/></text:p>
              <text:p><text:span text:style-name="T26">- wenn die Transaktion nicht klappt,dann werden aller Ressourcen repariert</text:span></text:p>
              <text:p><text:span text:style-name="T26"/></text:p>
              <text:p><text:span text:style-name="T26">- zusammen mit 3270 / Formularen / Screens – aka Dialogbetrieb:</text:span><text:span text:style-name="T26"><text:line-break/></text:span><text:span text:style-name="T26">https://de.wikipedia.org/wiki/Teilhaberbetrieb</text:span></text:p>
              <text:p><text:span text:style-name="T26"/></text:p>
              <text:p><text:span text:style-name="T26">- moderne Versionen können auch REST, Web Services etc. </text:span></text:p>
            </draw:text-box>
          </draw:frame>
        </presentation:notes>
      </draw:page>
      <draw:page draw:name="&#10;Teilhaberbetrieb: Ablauf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23" draw:layer="layout" svg:width="21.646cm" svg:height="2.116cm" svg:x="1.905cm" svg:y="0.847cm" presentation:class="title" presentation:user-transformed="true">
          <draw:text-box>
            <text:p text:style-name="P15"><text:span text:style-name="T16"><text:line-break/></text:span><text:span text:style-name="T16">Teilhaberbetrieb: Ablauf</text:span></text:p>
          </draw:text-box>
        </draw:frame>
        <draw:frame draw:name="Rectangle 3" presentation:style-name="pr11" draw:text-style-name="P10" draw:layer="layout" svg:width="21.377cm" svg:height="1.904cm" svg:x="1.905cm" svg:y="3.598cm" presentation:class="outline" presentation:user-transformed="true">
          <draw:text-box>
            <text:list text:style-name="L6">
              <text:list-item>
                <text:p text:style-name="P30"><text:span text:style-name="T13">Typischer Ablauf beim Aufruf eines Transaktionsprogramms</text:span></text:p>
              </text:list-item>
            </text:list>
            <text:p text:style-name="P30"><text:span text:style-name="T13"/></text:p>
          </draw:text-box>
        </draw:frame>
        <draw:custom-shape draw:name="Rectangle 231" draw:style-name="gr12" draw:text-style-name="P1" draw:layer="layout" svg:width="25.399cm" svg:height="0.001cm" svg:x="4.934cm" svg:y="6.5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2" draw:text-style-name="P1" draw:layer="layout" svg:width="25.399cm" svg:height="0.001cm" svg:x="6.932cm" svg:y="6.244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27" draw:layer="layout" svg:width="21.096cm" svg:height="11.994cm" svg:x="2.54cm" svg:y="5.8cm">
          <draw:image xlink:href="Pictures/10005AE80000A539000055640542C1EDAB69C636.emf" xlink:type="simple" xlink:show="embed" xlink:actuate="onLoad" draw:mime-type="image/x-emf">
            <text:p/>
          </draw:image>
          <draw:image xlink:href="Pictures/10000201000003D8000001FC203EFD8D3987212B.png" xlink:type="simple" xlink:show="embed" xlink:actuate="onLoad" draw:mime-type="image/png"/>
        </draw:frame>
        <presentation:notes draw:style-name="dp3">
          <draw:page-thumbnail draw:style-name="gr5" draw:layer="layout" svg:width="14.212cm" svg:height="10.659cm" svg:x="2.753cm" svg:y="2.16cm" draw:page-number="19" presentation:class="page"/>
          <draw:frame presentation:style-name="pr10" draw:text-style-name="P2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0" draw:layer="layout" svg:width="20.531cm" svg:height="13.122cm" svg:x="2.54cm" svg:y="3.598cm">
          <text:list text:style-name="L4">
            <text:list-item>
              <text:p text:style-name="P16"><text:span text:style-name="T5">Geschichtliches</text:span></text:p>
            </text:list-item>
            <text:list-item>
              <text:p text:style-name="P16"><text:span text:style-name="T5">Klassische Großrechnerbetriebsarten</text:span></text:p>
            </text:list-item>
            <text:list-item>
              <text:p text:style-name="P16"><text:span text:style-name="T11">Fallstudien</text:span></text:p>
            </text:list-item>
          </text:list>
          <text:p text:style-name="P16"><text:span text:style-name="T5"/></text:p>
          <text:p text:style-name="P16"><text:span text:style-name="T5"/></text:p>
          <text:p text:style-name="P16"><text:span text:style-name="T12"/></text:p>
          <text:p text:style-name="P16"><text:span text:style-name="T12"/></text:p>
          <text:p text:style-name="P17"><text:span text:style-name="T13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5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Überblick</text:span></text:p>
          </draw:text-box>
        </draw:frame>
        <presentation:notes draw:style-name="dp2">
          <draw:frame draw:name="Rectangle 3" presentation:style-name="pr6" draw:text-style-name="P19" draw:layer="layout" svg:width="8.558cm" svg:height="1.331cm" svg:x="11.17cm" svg:y="0.026cm" presentation:class="date-time" presentation:user-transformed="true">
            <draw:text-box>
              <text:p text:style-name="P18"><text:span text:style-name="T14"><text:date style:data-style-name="D1" text:date-value="2022-03-01">1.03.22</text:date></text:span></text:p>
            </draw:text-box>
          </draw:frame>
          <draw:frame draw:name="Rectangle 5" presentation:style-name="pr7" draw:text-style-name="P19" draw:layer="layout" svg:width="8.558cm" svg:height="1.331cm" svg:x="11.17cm" svg:y="27.071cm" presentation:class="page-number" presentation:user-transformed="true">
            <draw:text-box>
              <text:p text:style-name="P18"><text:span text:style-name="T14"><text:page-number>&lt;number&gt;</text:page-number></text:span></text:p>
            </draw:text-box>
          </draw:frame>
          <draw:custom-shape draw:name="Rectangle 2" draw:style-name="gr3" draw:text-style-name="P20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22" draw:layer="layout" svg:width="8.558cm" svg:height="1.322cm" svg:x="11.17cm" svg:y="27.067cm">
            <text:p text:style-name="P21"><text:span text:style-name="T15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20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20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20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22" draw:layer="layout" svg:width="8.563cm" svg:height="1.331cm" svg:x="11.165cm" svg:y="27.054cm">
            <text:p text:style-name="P21"><text:span text:style-name="T15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20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20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20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22" draw:layer="layout" svg:width="8.563cm" svg:height="1.326cm" svg:x="11.165cm" svg:y="27.049cm">
            <text:p text:style-name="P21"><text:span text:style-name="T15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20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20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20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22" draw:layer="layout" svg:width="8.563cm" svg:height="1.318cm" svg:x="11.165cm" svg:y="27.045cm">
            <text:p text:style-name="P21"><text:span text:style-name="T15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20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20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20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22" draw:layer="layout" svg:width="8.576cm" svg:height="1.326cm" svg:x="11.152cm" svg:y="27.032cm">
            <text:p text:style-name="P21"><text:span text:style-name="T15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20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20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0" presentation:class="page"/>
          <draw:frame draw:name="Rectangle 23" presentation:style-name="pr8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Typische Betriebssysteme heute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Typische Betriebssysteme heute</text:span></text:p>
          </draw:text-box>
        </draw:frame>
        <draw:frame draw:name="Rectangle 3" presentation:style-name="pr11" draw:text-style-name="P10" draw:layer="layout" svg:width="21.589cm" svg:height="12.911cm" svg:x="1.905cm" svg:y="3.81cm" presentation:class="outline" presentation:user-transformed="true">
          <draw:text-box>
            <text:list text:style-name="L6">
              <text:list-item>
                <text:p text:style-name="P37"><text:span text:style-name="T5">Windows, Windows Server, OSX, Linux, Android, Minix</text:span></text:p>
              </text:list-item>
            </text:list>
            <text:list text:style-name="L7">
              <text:list-item>
                <text:p text:style-name="P37"><text:span text:style-name="T5">Gründe für weite Verbreitung: </text:span></text:p>
                <text:list>
                  <text:list-item>
                    <text:p text:style-name="P42"><text:span text:style-name="T13">nicht unbedingt Qualität des BS</text:span></text:p>
                  </text:list-item>
                  <text:list-item>
                    <text:p text:style-name="P42"><text:span text:style-name="T13">Beliebtheit der Anwenderprogramme (Lock-In)</text:span></text:p>
                  </text:list-item>
                  <text:list-item>
                    <text:p text:style-name="P42"><text:span text:style-name="T13">Trägheit</text:span></text:p>
                  </text:list-item>
                  <text:list-item>
                    <text:p text:style-name="P42"><text:span text:style-name="T13">Netzwerk-Effekt</text:span></text:p>
                  </text:list-item>
                  <text:list-item>
                    <text:p text:style-name="P42"><text:span text:style-name="T13">Preis</text:span></text:p>
                  </text:list-item>
                  <text:list-item>
                    <text:p text:style-name="P42"><text:span text:style-name="T13">Erweiterbarkeit</text:span></text:p>
                  </text:list-item>
                </text:list>
              </text:list-item>
            </text:list>
            <text:p text:style-name="P37"><text:span text:style-name="T5"/></text:p>
          </draw:text-box>
        </draw:frame>
        <presentation:notes draw:style-name="dp3">
          <draw:page-thumbnail draw:style-name="gr5" draw:layer="layout" svg:width="14.848cm" svg:height="11.136cm" svg:x="3.075cm" svg:y="2.257cm" draw:page-number="21" presentation:class="page"/>
          <draw:frame presentation:style-name="pr9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Historische Entwicklung: Windows (1)" draw:style-name="dp1" draw:master-page-name="Titel_20_und_20_Inhalt" presentation:presentation-page-layout-name="AL2T11">
        <draw:frame draw:name="Rectangle 2" presentation:style-name="pr5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Historische Entwicklung: Windows (1)</text:span></text:p>
          </draw:text-box>
        </draw:frame>
        <draw:custom-shape draw:name="Rectangle 3" draw:style-name="gr13" draw:text-style-name="P1" draw:layer="layout" svg:width="25.399cm" svg:height="0.001cm" svg:x="0cm" svg:y="3.02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7" draw:style-name="gr8" draw:text-style-name="P24" draw:layer="layout" svg:width="2.398cm" svg:height="2.998cm" svg:x="21.002cm" svg:y="4.002cm">
          <draw:image xlink:href="Pictures/100000000000006800000082B36E7C1599CB8A68.jpg" xlink:type="simple" xlink:show="embed" xlink:actuate="onLoad" draw:mime-type="image/jpeg">
            <text:p/>
          </draw:image>
        </draw:frame>
        <draw:frame draw:name="Picture 8" draw:style-name="gr8" draw:text-style-name="P24" draw:layer="layout" svg:width="2.31cm" svg:height="2.998cm" svg:x="17cm" svg:y="4cm">
          <draw:image xlink:href="Pictures/1000000000000080000000A6B052202CA8388938.jpg" xlink:type="simple" xlink:show="embed" xlink:actuate="onLoad" draw:mime-type="image/jpeg">
            <text:p/>
          </draw:image>
        </draw:frame>
        <draw:frame draw:style-name="gr11" draw:text-style-name="P27" draw:layer="layout" svg:width="19.628cm" svg:height="13.97cm" svg:x="2cm" svg:y="3.63cm">
          <draw:image xlink:href="Pictures/10010E5C00005E320000511F6A06AE92C89D3951.emf" xlink:type="simple" xlink:show="embed" xlink:actuate="onLoad" draw:mime-type="image/x-emf">
            <text:p/>
          </draw:image>
          <draw:image xlink:href="Pictures/10000201000002FA00000290C3390A627AB1A6E6.png" xlink:type="simple" xlink:show="embed" xlink:actuate="onLoad" draw:mime-type="image/png"/>
        </draw:frame>
        <presentation:notes draw:style-name="dp3">
          <draw:page-thumbnail draw:style-name="gr5" draw:layer="layout" svg:width="14.212cm" svg:height="10.659cm" svg:x="2.753cm" svg:y="2.16cm" draw:page-number="22" presentation:class="page"/>
          <draw:frame presentation:style-name="pr10" draw:text-style-name="P2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Historische Entwicklung: Windows (2)" draw:style-name="dp1" draw:master-page-name="Titel_20_und_20_Inhalt" presentation:presentation-page-layout-name="AL2T11">
        <draw:frame draw:name="Rectangle 2" presentation:style-name="pr5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Historische Entwicklung: Windows (2)</text:span></text:p>
          </draw:text-box>
        </draw:frame>
        <draw:custom-shape draw:name="Rectangle 3" draw:style-name="gr13" draw:text-style-name="P1" draw:layer="layout" svg:width="25.399cm" svg:height="0.001cm" svg:x="0cm" svg:y="3.02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3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3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27" draw:layer="layout" svg:width="16.521cm" svg:height="13.97cm" svg:x="2cm" svg:y="3.6cm">
          <draw:image xlink:href="Pictures/1001CF5800005CC0000067F017169D35BFCF307C.emf" xlink:type="simple" xlink:show="embed" xlink:actuate="onLoad" draw:mime-type="image/x-emf">
            <text:p/>
          </draw:image>
          <draw:image xlink:href="Pictures/100002010000029C000002EDCD6E936ADAEF3949.png" xlink:type="simple" xlink:show="embed" xlink:actuate="onLoad" draw:mime-type="image/png"/>
        </draw:frame>
        <presentation:notes draw:style-name="dp3">
          <draw:page-thumbnail draw:style-name="gr5" draw:layer="layout" svg:width="14.212cm" svg:height="10.659cm" svg:x="2.753cm" svg:y="2.16cm" draw:page-number="23" presentation:class="page"/>
          <draw:frame presentation:style-name="pr10" draw:text-style-name="P2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4" draw:style-name="dp1" draw:master-page-name="Titel_20_und_20_Inhalt" presentation:presentation-page-layout-name="AL2T11">
        <draw:frame draw:name="Rectangle 2" presentation:style-name="pr5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Historische Entwicklung: Windows (3)</text:span></text:p>
          </draw:text-box>
        </draw:frame>
        <draw:custom-shape draw:name="Rectangle 3" draw:style-name="gr13" draw:text-style-name="P1" draw:layer="layout" svg:width="25.399cm" svg:height="0.001cm" svg:x="0cm" svg:y="3.02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3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3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custom-shape draw:style-name="gr14" draw:text-style-name="P45" draw:layer="layout" svg:width="3.4cm" svg:height="1cm" svg:x="5.6cm" svg:y="4.5cm">
            <text:p text:style-name="P44"><text:span text:style-name="T27">Windows Server</text:span><text:span text:style-name="T27"><text:line-break/></text:span><text:span text:style-name="T27">2012 (2012)</text:span></text:p>
            <draw:enhanced-geometry svg:viewBox="0 0 21600 21600" draw:type="rectangle" draw:enhanced-path="M 0 0 L 21600 0 21600 21600 0 21600 0 0 Z N"/>
          </draw:custom-shape>
          <draw:frame draw:style-name="gr15" draw:text-style-name="P46" draw:layer="layout" svg:width="1.463cm" svg:height="0.645cm" svg:x="5.4cm" svg:y="3.9cm">
            <draw:text-box>
              <text:p><text:span text:style-name="T27">NT6.2</text:span></text:p>
            </draw:text-box>
          </draw:frame>
        </draw:g>
        <draw:g>
          <draw:custom-shape draw:style-name="gr14" draw:text-style-name="P45" draw:layer="layout" svg:width="3.4cm" svg:height="1cm" svg:x="10cm" svg:y="4.5cm">
            <text:p text:style-name="P44"><text:span text:style-name="T27">Windows 8</text:span><text:span text:style-name="T27"><text:line-break/></text:span><text:span text:style-name="T27">(2012)</text:span></text:p>
            <draw:enhanced-geometry svg:viewBox="0 0 21600 21600" draw:type="rectangle" draw:enhanced-path="M 0 0 L 21600 0 21600 21600 0 21600 0 0 Z N"/>
          </draw:custom-shape>
          <draw:frame draw:style-name="gr15" draw:text-style-name="P46" draw:layer="layout" svg:width="1.463cm" svg:height="0.645cm" svg:x="9.8cm" svg:y="3.9cm">
            <draw:text-box>
              <text:p><text:span text:style-name="T27">NT6.2</text:span></text:p>
            </draw:text-box>
          </draw:frame>
        </draw:g>
        <draw:g>
          <draw:custom-shape draw:style-name="gr14" draw:text-style-name="P45" draw:layer="layout" svg:width="3.4cm" svg:height="1cm" svg:x="14.4cm" svg:y="4.5cm">
            <text:p text:style-name="P44"><text:span text:style-name="T27">Windows Phone 8</text:span><text:span text:style-name="T27"><text:line-break/></text:span><text:span text:style-name="T27">(2012)</text:span></text:p>
            <draw:enhanced-geometry svg:viewBox="0 0 21600 21600" draw:type="rectangle" draw:enhanced-path="M 0 0 L 21600 0 21600 21600 0 21600 0 0 Z N"/>
          </draw:custom-shape>
          <draw:frame draw:style-name="gr15" draw:text-style-name="P46" draw:layer="layout" svg:width="1.463cm" svg:height="0.645cm" svg:x="14.2cm" svg:y="3.9cm">
            <draw:text-box>
              <text:p><text:span text:style-name="T27">NT6.2</text:span></text:p>
            </draw:text-box>
          </draw:frame>
        </draw:g>
        <draw:custom-shape draw:style-name="gr14" draw:text-style-name="P45" draw:layer="layout" svg:width="3.4cm" svg:height="1cm" svg:x="10.001cm" svg:y="8.101cm">
          <text:p text:style-name="P44"><text:span text:style-name="T27">Windows 10</text:span><text:span text:style-name="T27"><text:line-break/></text:span><text:span text:style-name="T27">(2014)</text:span></text:p>
          <draw:enhanced-geometry svg:viewBox="0 0 21600 21600" draw:type="rectangle" draw:enhanced-path="M 0 0 L 21600 0 21600 21600 0 21600 0 0 Z N"/>
        </draw:custom-shape>
        <draw:line draw:style-name="gr16" draw:text-style-name="P27" draw:layer="layout" svg:x1="7.4cm" svg:y1="5.5cm" svg:x2="11.8cm" svg:y2="8.101cm">
          <text:p/>
        </draw:line>
        <draw:line draw:style-name="gr16" draw:text-style-name="P27" draw:layer="layout" svg:x1="11.8cm" svg:y1="5.5cm" svg:x2="11.8cm" svg:y2="8.101cm">
          <text:p/>
        </draw:line>
        <draw:line draw:style-name="gr16" draw:text-style-name="P27" draw:layer="layout" svg:x1="16.2cm" svg:y1="5.5cm" svg:x2="11.8cm" svg:y2="8.101cm">
          <text:p/>
        </draw:line>
        <draw:custom-shape draw:style-name="gr14" draw:text-style-name="P45" draw:layer="layout" svg:width="3.4cm" svg:height="1cm" svg:x="5.6cm" svg:y="9.8cm">
          <text:p text:style-name="P44"><text:span text:style-name="T27">Windows Server</text:span><text:span text:style-name="T27"><text:line-break/></text:span><text:span text:style-name="T27">2016 (2016?)</text:span></text:p>
          <draw:enhanced-geometry svg:viewBox="0 0 21600 21600" draw:type="rectangle" draw:enhanced-path="M 0 0 L 21600 0 21600 21600 0 21600 0 0 Z N"/>
        </draw:custom-shape>
        <draw:line draw:style-name="gr16" draw:text-style-name="P27" draw:layer="layout" svg:x1="11.8cm" svg:y1="9.101cm" svg:x2="7.2cm" svg:y2="9.8cm">
          <text:p/>
        </draw:line>
        <draw:custom-shape draw:style-name="gr14" draw:text-style-name="P45" draw:layer="layout" svg:width="3.4cm" svg:height="1cm" svg:x="5.6cm" svg:y="11.9cm">
          <text:p text:style-name="P44"><text:span text:style-name="T27">Windows Server</text:span><text:span text:style-name="T27"><text:line-break/></text:span><text:span text:style-name="T27">2019 (2018)</text:span></text:p>
          <draw:enhanced-geometry svg:viewBox="0 0 21600 21600" draw:type="rectangle" draw:enhanced-path="M 0 0 L 21600 0 21600 21600 0 21600 0 0 Z N"/>
        </draw:custom-shape>
        <draw:line draw:style-name="gr16" draw:text-style-name="P27" draw:layer="layout" svg:x1="7.4cm" svg:y1="10.8cm" svg:x2="7.4cm" svg:y2="11.901cm">
          <text:p/>
        </draw:line>
        <presentation:notes draw:style-name="dp3">
          <draw:page-thumbnail draw:style-name="gr5" draw:layer="layout" svg:width="14.212cm" svg:height="10.659cm" svg:x="2.753cm" svg:y="2.16cm" draw:page-number="24" presentation:class="page"/>
          <draw:frame presentation:style-name="pr10" draw:text-style-name="P2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Kurze Geschichte von Windows (1)" draw:style-name="dp1" draw:master-page-name="Titel_20_und_20_Inhalt" presentation:presentation-page-layout-name="AL2T11">
        <draw:frame draw:name="Rectangle 2" presentation:style-name="pr11" draw:text-style-name="P10" draw:layer="layout" svg:width="21.166cm" svg:height="12.911cm" svg:x="2.117cm" svg:y="3.598cm" presentation:class="outline" presentation:user-transformed="true">
          <draw:text-box>
            <text:list text:style-name="L6">
              <text:list-item>
                <text:p text:style-name="P33"><text:span text:style-name="T11">MS-DOS V1.0</text:span><text:span text:style-name="T5"> (Microsoft, Startup) wurde 1981 von IBM mit einem 8088-basierten IBM PC herausgegeben </text:span></text:p>
              </text:list-item>
            </text:list>
            <text:list text:style-name="L7">
              <text:list-item>
                <text:list>
                  <text:list-item>
                    <text:p text:style-name="P34"><text:span text:style-name="T22">Real-Mode-System und Single-User-System</text:span></text:p>
                  </text:list-item>
                  <text:list-item>
                    <text:p text:style-name="P34"><text:span text:style-name="T22">Kommandozeilen-orientiert (von Unix abgeschaut)</text:span></text:p>
                  </text:list-item>
                  <text:list-item>
                    <text:p text:style-name="P34"><text:span text:style-name="T22">8-Bit-Betriebssystem</text:span></text:p>
                  </text:list-item>
                  <text:list-item>
                    <text:p text:style-name="P34"><text:span text:style-name="T22">Einfaches Filesystem</text:span></text:p>
                  </text:list-item>
                </text:list>
              </text:list-item>
              <text:list-item>
                <text:p text:style-name="P33"><text:span text:style-name="T5">Später kam </text:span><text:span text:style-name="T11">MS-DOS V3.0</text:span><text:span text:style-name="T5"> mit dem </text:span><text:span text:style-name="T11">PC/AT</text:span><text:span text:style-name="T5"> heraus mit</text:span></text:p>
                <text:list>
                  <text:list-item>
                    <text:p text:style-name="P34"><text:span text:style-name="T22">80286-Unterstützung</text:span></text:p>
                  </text:list-item>
                  <text:list-item>
                    <text:p text:style-name="P34"><text:span text:style-name="T22">16 MB realen Adressraum</text:span></text:p>
                  </text:list-item>
                  <text:list-item>
                    <text:p text:style-name="P34"><text:span text:style-name="T22">Weiterhin Kommandozeilen-orientiert</text:span></text:p>
                  </text:list-item>
                </text:list>
              </text:list-item>
            </text:list>
            <text:p text:style-name="P30"><text:span text:style-name="T13"/></text:p>
          </draw:text-box>
        </draw:frame>
        <draw:frame draw:name="Rectangle 3" presentation:style-name="pr5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Kurze Geschichte von Windows (1)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25" presentation:class="page"/>
          <draw:frame presentation:style-name="pr10" draw:text-style-name="P2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Kurze Geschichte von Windows (2)" draw:style-name="dp1" draw:master-page-name="Titel_20_und_20_Inhalt" presentation:presentation-page-layout-name="AL2T11">
        <draw:frame draw:name="Rectangle 2" presentation:style-name="pr11" draw:text-style-name="P10" draw:layer="layout" svg:width="21.589cm" svg:height="12.911cm" svg:x="1.901cm" svg:y="4.233cm" presentation:class="outline" presentation:user-transformed="true">
          <draw:text-box>
            <text:list text:style-name="L6">
              <text:list-item>
                <text:p text:style-name="P33"><text:span text:style-name="T11">Windows 1.0 </text:span><text:span text:style-name="T5">(1985) war das erste graphische User-Interface für MS-DOS</text:span></text:p>
              </text:list-item>
              <text:list-item>
                <text:p text:style-name="P33"><text:span text:style-name="T11">Windows 3.0 </text:span><text:span text:style-name="T5">(1990) und die Nachfolger V3.1 und V3.11 waren bereits sehr erfolgreich</text:span></text:p>
              </text:list-item>
            </text:list>
            <text:list text:style-name="L7">
              <text:list-item>
                <text:list>
                  <text:list-item>
                    <text:p text:style-name="P34"><text:span text:style-name="T22">Weiterhin kein echtes Betriebssystem, sondern mehr eine Benutzeroberfläche</text:span></text:p>
                  </text:list-item>
                  <text:list-item>
                    <text:p text:style-name="P34"><text:span text:style-name="T22">MS-DOS war die Basis</text:span></text:p>
                  </text:list-item>
                </text:list>
              </text:list-item>
            </text:list>
          </draw:text-box>
        </draw:frame>
        <draw:frame draw:name="Rectangle 3" presentation:style-name="pr5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Kurze Geschichte von Windows (2)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26" presentation:class="page"/>
          <draw:frame presentation:style-name="pr10" draw:text-style-name="P2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7" draw:style-name="dp1" draw:master-page-name="Titel_20_und_20_Inhalt" presentation:presentation-page-layout-name="AL2T11">
        <draw:frame draw:name="Rectangle 2" presentation:style-name="pr11" draw:text-style-name="P10" draw:layer="layout" svg:width="21.589cm" svg:height="12.911cm" svg:x="1.901cm" svg:y="4.233cm" presentation:class="outline" presentation:user-transformed="true">
          <draw:text-box>
            <text:list text:style-name="L6">
              <text:list-item>
                <text:p text:style-name="P33"><text:span text:style-name="T11">Windows NT 3.1</text:span><text:span text:style-name="T5"> (New Technology, 1993) wurde von Grund auf als 32-Bit-System konzipiert</text:span></text:p>
              </text:list-item>
            </text:list>
            <text:list text:style-name="L7">
              <text:list-item>
                <text:list>
                  <text:list-item>
                    <text:p text:style-name="P34"><text:span text:style-name="T22">ursprüngliches Ziel: OS/2 und POSIX Kompatibilität</text:span></text:p>
                  </text:list-item>
                  <text:list-item>
                    <text:p text:style-name="P34"><text:span text:style-name="T22">von VMS Entwicklern mitentwickelt</text:span></text:p>
                  </text:list-item>
                  <text:list-item>
                    <text:p text:style-name="P34"><text:span text:style-name="T22">von Microkernel Architektur inspiriert</text:span></text:p>
                  </text:list-item>
                  <text:list-item>
                    <text:p text:style-name="P34"><text:span text:style-name="T22">anfangs nicht erfolgreich, da zu hohe Ressourcenanforderungen, langsam, daher wurde Windows 95 notwendig</text:span></text:p>
                  </text:list-item>
                </text:list>
              </text:list-item>
            </text:list>
          </draw:text-box>
        </draw:frame>
        <draw:frame draw:name="Rectangle 3" presentation:style-name="pr5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Kurze Geschichte von Windows (2)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27" presentation:class="page"/>
          <draw:frame presentation:style-name="pr10" draw:text-style-name="P2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Kurze Geschichte von Windows (3)" draw:style-name="dp1" draw:master-page-name="Titel_20_und_20_Inhalt" presentation:presentation-page-layout-name="AL2T11">
        <draw:frame draw:name="Rectangle 2" presentation:style-name="pr11" draw:text-style-name="P10" draw:layer="layout" svg:width="21.589cm" svg:height="12.911cm" svg:x="2.117cm" svg:y="3.81cm" presentation:class="outline" presentation:user-transformed="true">
          <draw:text-box>
            <text:list text:style-name="L6">
              <text:list-item>
                <text:p text:style-name="P33"><text:span text:style-name="T11">Windows 95</text:span><text:span text:style-name="T5"> (1995) brachte dann mehr Features:</text:span></text:p>
              </text:list-item>
            </text:list>
            <text:list text:style-name="L7">
              <text:list-item>
                <text:list>
                  <text:list-item>
                    <text:p text:style-name="P34"><text:span text:style-name="T22">Virtuellen Speicher und Multiprogramming</text:span></text:p>
                  </text:list-item>
                  <text:list-item>
                    <text:p text:style-name="P34"><text:span text:style-name="T22">War aber immer noch mit </text:span><text:span text:style-name="T23">MS-DOS (nun V7.0)</text:span><text:span text:style-name="T22"> verbandelt</text:span></text:p>
                  </text:list-item>
                  <text:list-item>
                    <text:p text:style-name="P34"><text:span text:style-name="T22">Weiterhin viele 16-Bit-Codeelemente</text:span></text:p>
                  </text:list-item>
                  <text:list-item>
                    <text:p text:style-name="P34"><text:span text:style-name="T22">MS-DOS Filesystem weiter genutzt (8+3 Byte Filenamen)</text:span></text:p>
                  </text:list-item>
                </text:list>
              </text:list-item>
              <text:list-item>
                <text:p text:style-name="P33"><text:span text:style-name="T11">Windows NT 4.0</text:span><text:span text:style-name="T5"> (1996)</text:span></text:p>
                <text:list>
                  <text:list-item>
                    <text:p text:style-name="P34"><text:span text:style-name="T22">User-Interface von Windows 95</text:span></text:p>
                  </text:list-item>
                  <text:list-item>
                    <text:p text:style-name="P34"><text:span text:style-name="T22">Recht leistungsfähiges Server-Betriebssystem</text:span></text:p>
                  </text:list-item>
                  <text:list-item>
                    <text:p text:style-name="P34"><text:span text:style-name="T22">Neues Filesystem NTFS</text:span></text:p>
                  </text:list-item>
                  <text:list-item>
                    <text:p text:style-name="P34"><text:span text:style-name="T22">Keine 100%-MS-DOS-Kompatibilität</text:span></text:p>
                  </text:list-item>
                  <text:list-item>
                    <text:p text:style-name="P34"><text:span text:style-name="T22">Erfolgreich!!</text:span></text:p>
                  </text:list-item>
                </text:list>
              </text:list-item>
            </text:list>
            <text:p text:style-name="P41"><text:span text:style-name="T22"/></text:p>
          </draw:text-box>
        </draw:frame>
        <draw:frame draw:name="Rectangle 3" presentation:style-name="pr5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Kurze Geschichte von Windows (3)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28" presentation:class="page"/>
          <draw:frame presentation:style-name="pr10" draw:text-style-name="P2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Kurze Geschichte von Windows (4)" draw:style-name="dp1" draw:master-page-name="Titel_20_und_20_Inhalt" presentation:presentation-page-layout-name="AL2T11">
        <draw:frame draw:name="Rectangle 2" presentation:style-name="pr11" draw:text-style-name="P10" draw:layer="layout" svg:width="20.954cm" svg:height="12.911cm" svg:x="2.117cm" svg:y="3.81cm" presentation:class="outline" presentation:user-transformed="true">
          <draw:text-box>
            <text:list text:style-name="L6">
              <text:list-item>
                <text:p text:style-name="P33"><text:span text:style-name="T11">Windows 98 </text:span><text:span text:style-name="T5">(1998) kam mit einem besseren User-Interface mit Internet-Integration (Monopolvorwurf!)</text:span></text:p>
              </text:list-item>
            </text:list>
            <text:list text:style-name="L7">
              <text:list-item>
                <text:list>
                  <text:list-item>
                    <text:p text:style-name="P34"><text:span text:style-name="T22">Immer noch mit </text:span><text:span text:style-name="T23">MS-DOS (nun V7.1)</text:span><text:span text:style-name="T22"> verbandelt, weiterhin viele 16-Bit-Codeelemente</text:span></text:p>
                  </text:list-item>
                  <text:list-item>
                    <text:p text:style-name="P34"><text:span text:style-name="T22">Kein großer Unterschied zu Windows 95</text:span></text:p>
                  </text:list-item>
                  <text:list-item>
                    <text:p text:style-name="P34"><text:span text:style-name="T22">Multiprogramming System, aber </text:span><text:span text:style-name="T23">nicht reentrant-fähiger Kernel</text:span><text:span text:style-name="T22"> </text:span><text:span text:style-name="T24">→</text:span><text:span text:style-name="T22"> Verwendung von Locks verlangsamte das System</text:span></text:p>
                  </text:list-item>
                  <text:list-item>
                    <text:p text:style-name="P34"><text:span text:style-name="T22">Aus Kompatibilitätsgründen mussten MS-DOS-Programme auf den Interrupt-Vektor zugreifen und bekamen 1 MB vom Adressraum, in dem auch Kernel-Daten lagen</text:span></text:p>
                  </text:list-item>
                  <text:list-item>
                    <text:p text:style-name="P34"><text:span text:style-name="T22">Systemabstürze durch Fehler in MS-DOS-Programmen waren die Folge</text:span></text:p>
                  </text:list-item>
                </text:list>
              </text:list-item>
            </text:list>
            <text:p text:style-name="P33"><text:span text:style-name="T5"/></text:p>
          </draw:text-box>
        </draw:frame>
        <draw:frame draw:name="Rectangle 3" presentation:style-name="pr5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Kurze Geschichte von Windows (4)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29" presentation:class="page"/>
          <draw:frame presentation:style-name="pr10" draw:text-style-name="P2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Kurze Geschichte von Windows (5)" draw:style-name="dp1" draw:master-page-name="Titel_20_und_20_Inhalt" presentation:presentation-page-layout-name="AL2T11">
        <draw:frame draw:name="Rectangle 2" presentation:style-name="pr11" draw:text-style-name="P10" draw:layer="layout" svg:width="21.166cm" svg:height="12.911cm" svg:x="1.905cm" svg:y="3.81cm" presentation:class="outline" presentation:user-transformed="true">
          <draw:text-box>
            <text:list text:style-name="L6">
              <text:list-item>
                <text:p text:style-name="P47"><text:span text:style-name="T11">Windows Me</text:span><text:span text:style-name="T5"> (Millenium Edition, 2000) brachte nichts wesentlich Neues </text:span></text:p>
              </text:list-item>
              <text:list-item>
                <text:p text:style-name="P47"><text:span text:style-name="T5">Windows NT 5.0 wurde zu </text:span><text:span text:style-name="T11">Windows 2000</text:span><text:span text:style-name="T5"> umbenannt</text:span></text:p>
              </text:list-item>
            </text:list>
            <text:list text:style-name="L7">
              <text:list-item>
                <text:list>
                  <text:list-item>
                    <text:p text:style-name="P48"><text:span text:style-name="T22">Vereinheitlichung der Systeme mit Windows 98 User-Interface und volles 32-Bit-System</text:span></text:p>
                  </text:list-item>
                  <text:list-item>
                    <text:p text:style-name="P48"><text:span text:style-name="T22">Plug-and-play Devices, USB-, IrDA (Infroarot-Link) und Firewire-Support, Internationalisierung,...</text:span></text:p>
                  </text:list-item>
                  <text:list-item>
                    <text:p text:style-name="P48"><text:span text:style-name="T22">Unterstützt bis zu 32 CPUs in symmetrischen Multiprozessorsystemen</text:span></text:p>
                  </text:list-item>
                </text:list>
              </text:list-item>
              <text:list-item>
                <text:p text:style-name="P47"><text:span text:style-name="T11">Windows XP, Windows 2003, Windows Vista, Windows 2008/2012, Windows 7/8, Windows Phone 7/8</text:span></text:p>
                <text:list>
                  <text:list-item>
                    <text:p text:style-name="P48"><text:span text:style-name="T22">Neuere Versionen basieren alle auf NT 6.2</text:span></text:p>
                  </text:list-item>
                  <text:list-item>
                    <text:p text:style-name="P48"><text:span text:style-name="T22">32- und 64-Bit-Systeme</text:span></text:p>
                  </text:list-item>
                </text:list>
              </text:list-item>
            </text:list>
          </draw:text-box>
        </draw:frame>
        <draw:frame draw:name="Rectangle 3" presentation:style-name="pr5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Kurze Geschichte von Windows (5)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30" presentation:class="page"/>
          <draw:frame presentation:style-name="pr10" draw:text-style-name="P2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31" draw:style-name="dp1" draw:master-page-name="Titel_20_und_20_Inhalt" presentation:presentation-page-layout-name="AL2T11">
        <draw:frame draw:name="Rectangle 2_0" presentation:style-name="pr11" draw:text-style-name="P10" draw:layer="layout" svg:width="21.166cm" svg:height="12.911cm" svg:x="1.905cm" svg:y="3.81cm" presentation:class="outline" presentation:user-transformed="true">
          <draw:text-box>
            <text:list text:style-name="L6">
              <text:list-item>
                <text:p text:style-name="P47"><text:span text:style-name="T11">Windows Server 2019</text:span></text:p>
              </text:list-item>
            </text:list>
            <text:list text:style-name="L7">
              <text:list-item>
                <text:list>
                  <text:list-item>
                    <text:p text:style-name="P48"><text:span text:style-name="T22">hat ein Linux Subsystem</text:span></text:p>
                  </text:list-item>
                  <text:list-item>
                    <text:p text:style-name="P48"><text:span text:style-name="T22">kann als Kubernetes Node laufen</text:span></text:p>
                  </text:list-item>
                </text:list>
              </text:list-item>
            </text:list>
          </draw:text-box>
        </draw:frame>
        <draw:frame draw:name="Rectangle 3_0" presentation:style-name="pr5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Kurze Geschichte von Windows (5)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31" presentation:class="page"/>
          <draw:frame presentation:style-name="pr10" draw:text-style-name="P2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Kurze Geschichte von Unix (1)" draw:style-name="dp1" draw:master-page-name="Titel_20_und_20_Inhalt" presentation:presentation-page-layout-name="AL2T11">
        <draw:frame draw:name="Rectangle 2" presentation:style-name="pr5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Kurze Geschichte von Unix (1)</text:span></text:p>
          </draw:text-box>
        </draw:frame>
        <draw:frame draw:name="Rectangle 3" presentation:style-name="pr11" draw:text-style-name="P10" draw:layer="layout" svg:width="21.377cm" svg:height="12.911cm" svg:x="2.117cm" svg:y="3.387cm" presentation:class="outline" presentation:user-transformed="true">
          <draw:text-box>
            <text:list text:style-name="L6">
              <text:list-item>
                <text:p text:style-name="P37"><text:span text:style-name="T28">Unix entstand aus </text:span><text:span text:style-name="T29">MULTICS</text:span><text:span text:style-name="T29"><text:line-break/></text:span><text:span text:style-name="T28">(Multiplexed Information and</text:span><text:span text:style-name="T28"><text:line-break/></text:span><text:span text:style-name="T28">Computing Service), auch: Unics</text:span></text:p>
              </text:list-item>
              <text:list-item>
                <text:p text:style-name="P37"><text:span text:style-name="T28">Erste Single-User Version von Unix in den Bell Labs auf einer PDP-7 von </text:span><text:span text:style-name="T29">Ken Thompson</text:span><text:span text:style-name="T28"> und </text:span><text:span text:style-name="T29">Dennis Ritchie</text:span><text:span text:style-name="T28"> entwickelt (1969)</text:span></text:p>
              </text:list-item>
              <text:list-item>
                <text:p text:style-name="P37"><text:span text:style-name="T28">Zwei inkompatible Hauptversionen entstanden </text:span></text:p>
              </text:list-item>
            </text:list>
            <text:list text:style-name="L7">
              <text:list-item>
                <text:list>
                  <text:list-item>
                    <text:p text:style-name="P38"><text:span text:style-name="T22">Die Berkeley University entwickelte das </text:span><text:span text:style-name="T23">BSD</text:span><text:span text:style-name="T22"> (Berkeley Software Distribution)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39"><text:span text:style-name="T8">Vorbild für Sun OS von Sun Microsystems</text:span></text:p>
                      </text:list-item>
                      <text:list-item>
                        <text:p text:style-name="P39"><text:span text:style-name="T8">Heute gibt es viele Nachfolger: FreeBSD, NetBSD, OpenBSD, DragonFly BSD, Mac OSX (sehr erfolgreich)</text:span></text:p>
                      </text:list-item>
                    </text:list>
                  </text:list-item>
                  <text:list-item>
                    <text:p text:style-name="P38"><text:span text:style-name="T23">System V </text:span><text:span text:style-name="T22">von AT&amp;T (wechselte mehrfach den Besitzer)</text:span></text:p>
                  </text:list-item>
                </text:list>
              </text:list-item>
              <text:list-item>
                <text:p text:style-name="P42"><text:span text:style-name="T13">Weitere Unix-Derivate: HP UX, Sun Solaris, Sinix, Reliant Unix (Fujitsu Siemens), AIX (IBM),...</text:span></text:p>
              </text:list-item>
            </text:list>
          </draw:text-box>
        </draw:frame>
        <draw:frame draw:name="Picture 6" draw:style-name="gr8" draw:text-style-name="P24" draw:layer="layout" svg:width="4.616cm" svg:height="2.998cm" svg:x="19.8cm" svg:y="3.002cm">
          <draw:image xlink:href="Pictures/1000000000000137000000CAE52FC98E7EC2F627.jpg" xlink:type="simple" xlink:show="embed" xlink:actuate="onLoad" draw:mime-type="image/jpeg">
            <text:p/>
          </draw:image>
        </draw:frame>
        <presentation:notes draw:style-name="dp3">
          <draw:page-thumbnail draw:style-name="gr5" draw:layer="layout" svg:width="14.212cm" svg:height="10.659cm" svg:x="2.753cm" svg:y="2.16cm" draw:page-number="32" presentation:class="page"/>
          <draw:frame presentation:style-name="pr10" draw:text-style-name="P2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Kurze Geschichte von Unix (3)" draw:style-name="dp1" draw:master-page-name="Titel_20_und_20_Inhalt" presentation:presentation-page-layout-name="AL2T11">
        <draw:frame draw:name="Rectangle 2" presentation:style-name="pr5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Kurze Geschichte von Unix (3)</text:span></text:p>
          </draw:text-box>
        </draw:frame>
        <draw:frame draw:name="Rectangle 3" presentation:style-name="pr11" draw:text-style-name="P10" draw:layer="layout" svg:width="20.972cm" svg:height="12.911cm" svg:x="2.328cm" svg:y="3.324cm" presentation:class="outline" presentation:user-transformed="true">
          <draw:text-box>
            <text:list text:style-name="L6">
              <text:list-item>
                <text:p text:style-name="P37"><text:span text:style-name="T5">IEEE entwickelte einen Standard namens </text:span><text:span text:style-name="T11">POSIX</text:span></text:p>
              </text:list-item>
            </text:list>
            <text:list text:style-name="L7">
              <text:list-item>
                <text:list>
                  <text:list-item>
                    <text:p text:style-name="P38"><text:span text:style-name="T22">Definiert ein System Call Interface, das von einem kompatiblen Unix unterstützt werden muss</text:span></text:p>
                  </text:list-item>
                  <text:list-item>
                    <text:p text:style-name="P38"><text:span text:style-name="T22">Wird von allen Herstellern unterstützt</text:span></text:p>
                  </text:list-item>
                </text:list>
              </text:list-item>
              <text:list-item>
                <text:p text:style-name="P37"><text:span text:style-name="T5">Tanenbaum entwickelte 1987 einen kleinen Unix-Clone namens </text:span><text:span text:style-name="T11">MINIX</text:span><text:span text:style-name="T5"> </text:span><text:span text:style-name="T8">(ca. 12.500 LOC)</text:span></text:p>
                <text:list>
                  <text:list-item>
                    <text:p text:style-name="P38"><text:span text:style-name="T22">Heute MINIX 3 als:</text:span></text:p>
                    <text:list>
                      <text:list-item>
                        <text:p text:style-name="P49"><text:span text:style-name="T22">Forschungsprojekt</text:span><text:span text:style-name="T22"><text:line-break/></text:span><text:span text:style-name="T22">für zuverlässige Betriebssysteme;</text:span><text:span text:style-name="T22"><text:line-break/></text:span><text:span text:style-name="T22">Open-Source-Projekt: </text:span><text:span text:style-name="T22"><text:a xlink:href="http://www.minix3.org/" xlink:type="simple">www.minix3.org</text:a></text:span></text:p>
                      </text:list-item>
                      <text:list-item>
                        <text:p text:style-name="P49"><text:span text:style-name="T22">Betriebssystem für Intel's Management</text:span><text:span text:style-name="T22"><text:line-break/></text:span><text:span text:style-name="T22">Engin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Picture 11" draw:style-name="gr8" draw:text-style-name="P24" draw:layer="layout" svg:width="3.999cm" svg:height="2.998cm" svg:x="19.8cm" svg:y="10.8cm">
          <draw:image xlink:href="Pictures/10000000000000B400000087F535A9B3B3B754E3.jpg" xlink:type="simple" xlink:show="embed" xlink:actuate="onLoad" draw:mime-type="image/jpeg">
            <text:p/>
          </draw:image>
        </draw:frame>
        <presentation:notes draw:style-name="dp3">
          <draw:page-thumbnail draw:style-name="gr5" draw:layer="layout" svg:width="14.212cm" svg:height="10.659cm" svg:x="2.753cm" svg:y="2.16cm" draw:page-number="33" presentation:class="page"/>
          <draw:frame presentation:style-name="pr10" draw:text-style-name="P2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Kurze Geschichte von Unix (3)" draw:style-name="dp1" draw:master-page-name="Titel_20_und_20_Inhalt" presentation:presentation-page-layout-name="AL2T11">
        <draw:frame draw:name="Rectangle 2" presentation:style-name="pr5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Kurze Geschichte von Unix (3)</text:span></text:p>
          </draw:text-box>
        </draw:frame>
        <draw:frame draw:name="Rectangle 3" presentation:style-name="pr11" draw:text-style-name="P10" draw:layer="layout" svg:width="20.972cm" svg:height="12.911cm" svg:x="2.328cm" svg:y="3.324cm" presentation:class="outline" presentation:user-transformed="true">
          <draw:text-box>
            <text:list text:style-name="L6">
              <text:list-item>
                <text:p text:style-name="P37"><text:span text:style-name="T5">Nach MINIX entstand </text:span><text:span text:style-name="T11">Linux</text:span><text:span text:style-name="T5"> durch </text:span><text:span text:style-name="T11">Linus Torvalds</text:span><text:span text:style-name="T5"> (ehemals finnischer Student) als Open Source Unix</text:span></text:p>
              </text:list-item>
            </text:list>
            <text:list text:style-name="L7">
              <text:list-item>
                <text:list>
                  <text:list-item>
                    <text:p text:style-name="P38"><text:span text:style-name="T22">Basis von Android</text:span></text:p>
                  </text:list-item>
                  <text:list-item>
                    <text:p text:style-name="P38"><text:span text:style-name="T22">grosser Teil des Internets läuft auf Linux</text:span></text:p>
                  </text:list-item>
                  <text:list-item>
                    <text:p text:style-name="P38"><text:span text:style-name="T22">Mischung aus System V, BSD und eigenen Erweiterungen</text:span></text:p>
                  </text:list-item>
                  <text:list-item>
                    <text:p text:style-name="P38"><text:span text:style-name="T22">wird als „Distribution“ (Ubuntu, SUSE, Debian, Red Hat, Fedora, …) oder als Teil von Android ausgeliefert</text:span></text:p>
                  </text:list-item>
                </text:list>
              </text:list-item>
            </text:list>
          </draw:text-box>
        </draw:frame>
        <draw:frame draw:name="Picture 9" draw:style-name="gr8" draw:text-style-name="P24" draw:layer="layout" svg:width="1.948cm" svg:height="2.989cm" svg:x="22.8cm" svg:y="4.4cm">
          <draw:image xlink:href="Pictures/10000000000000A900000103B8E1C6C792E7823A.jpg" xlink:type="simple" xlink:show="embed" xlink:actuate="onLoad" draw:mime-type="image/jpeg">
            <text:p/>
          </draw:image>
        </draw:frame>
        <presentation:notes draw:style-name="dp3">
          <draw:page-thumbnail draw:style-name="gr5" draw:layer="layout" svg:width="14.212cm" svg:height="10.659cm" svg:x="2.753cm" svg:y="2.16cm" draw:page-number="34" presentation:class="page"/>
          <draw:frame presentation:style-name="pr10" draw:text-style-name="P5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35" draw:style-name="dp1" draw:master-page-name="Titel_20_und_20_Inhalt" presentation:presentation-page-layout-name="AL2T11">
        <draw:frame draw:name="Rectangle 2" presentation:style-name="pr5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Kurze Geschichte von Open Source (1)</text:span></text:p>
          </draw:text-box>
        </draw:frame>
        <draw:frame draw:name="Rectangle 3" presentation:style-name="pr11" draw:text-style-name="P10" draw:layer="layout" svg:width="20.972cm" svg:height="12.911cm" svg:x="2.328cm" svg:y="3.324cm" presentation:class="outline" presentation:user-transformed="true">
          <draw:text-box>
            <text:list text:style-name="L6">
              <text:list-item>
                <text:p text:style-name="P37"><text:span text:style-name="T5">1950/1960 wurde Hardware verkauft, Software „gehörte dazu“ </text:span></text:p>
              </text:list-item>
            </text:list>
            <text:list text:style-name="L9">
              <text:list-item>
                <text:list>
                  <text:list-item>
                    <text:p text:style-name="P41"><text:span text:style-name="T22">SW wurde in Quellform geliefert, damit der Benutzer sie anpassen, erweitern und Fehler beheben kann</text:span></text:p>
                  </text:list-item>
                  <text:list-item>
                    <text:p text:style-name="P41"><text:span text:style-name="T22">viele Unis unter den ersten Computernutzern, Verbesserungen an SW wurden im akademischen Geiste untereinander geteilt</text:span></text:p>
                  </text:list-item>
                  <text:list-item>
                    <text:p text:style-name="P41"><text:span text:style-name="T22">Entwicklung von ARPANET mittels RFCs</text:span></text:p>
                  </text:list-item>
                </text:list>
              </text:list-item>
            </text:list>
            <text:list text:style-name="L11">
              <text:list-item>
                <text:p text:style-name="P37"><text:span text:style-name="T5">in den späten 1960 war SW bereits „sehr komplex“ und wurde teilweise verkauft</text:span></text:p>
              </text:list-item>
              <text:list-item>
                <text:p text:style-name="P37"><text:span text:style-name="T5">Software/Sourcecode auf Tapes getauscht</text:span></text:p>
              </text:list-item>
              <text:list-item>
                <text:p text:style-name="P37"><text:span text:style-name="T5">danach BBS</text:span></text:p>
              </text:list-item>
            </text:list>
          </draw:text-box>
        </draw:frame>
        <presentation:notes draw:style-name="dp3">
          <draw:page-thumbnail draw:style-name="gr5" draw:layer="layout" svg:width="14.212cm" svg:height="10.659cm" svg:x="2.753cm" svg:y="2.16cm" draw:page-number="35" presentation:class="page"/>
          <draw:frame presentation:style-name="pr10" draw:text-style-name="P5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36" draw:style-name="dp1" draw:master-page-name="Titel_20_und_20_Inhalt" presentation:presentation-page-layout-name="AL2T11">
        <draw:frame draw:name="Rectangle 2" presentation:style-name="pr5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Kurze Geschichte von Open Source (2)</text:span></text:p>
          </draw:text-box>
        </draw:frame>
        <draw:frame draw:name="Rectangle 3" presentation:style-name="pr11" draw:text-style-name="P10" draw:layer="layout" svg:width="20.972cm" svg:height="12.911cm" svg:x="2.328cm" svg:y="3.324cm" presentation:class="outline" presentation:user-transformed="true">
          <draw:text-box>
            <text:list text:style-name="L6">
              <text:list-item>
                <text:p text:style-name="P37"><text:span text:style-name="T5">AT&amp;T Unix (später System V) </text:span></text:p>
              </text:list-item>
            </text:list>
            <text:list text:style-name="L9">
              <text:list-item>
                <text:list>
                  <text:list-item>
                    <text:p text:style-name="P41"><text:span text:style-name="T22">Anfangs 70er noch gratis</text:span></text:p>
                  </text:list-item>
                  <text:list-item>
                    <text:p text:style-name="P41"><text:span text:style-name="T22">viele Weiterentwicklungen von dritten</text:span></text:p>
                  </text:list-item>
                  <text:list-item>
                    <text:p text:style-name="P41"><text:span text:style-name="T22">Anfangs 80er verbreitet, aber Lock-In, AT&amp;T fängt an das System zu verkaufen</text:span></text:p>
                  </text:list-item>
                </text:list>
              </text:list-item>
            </text:list>
            <text:list text:style-name="L11">
              <text:list-item>
                <text:p text:style-name="P37"><text:span text:style-name="T5">AT&amp;T verklagt unter anderem Berkley </text:span></text:p>
              </text:list-item>
            </text:list>
            <text:list text:style-name="L9">
              <text:list-item>
                <text:list>
                  <text:list-item>
                    <text:p text:style-name="P41"><text:span text:style-name="T22">„</text:span><text:span text:style-name="T22">Verletzung von Eigentumsrechten“</text:span></text:p>
                  </text:list-item>
                  <text:list-item>
                    <text:p text:style-name="P41"><text:span text:style-name="T22">BSD – Berkeley Software Distribution</text:span></text:p>
                  </text:list-item>
                  <text:list-item>
                    <text:p text:style-name="P41"><text:span text:style-name="T22">BSD hat AT&amp;T Lizenz</text:span></text:p>
                  </text:list-item>
                  <text:list-item>
                    <text:p text:style-name="P41"><text:span text:style-name="T22">Modifiziert und reimplementiert AT&amp;Ts Unix</text:span></text:p>
                  </text:list-item>
                  <text:list-item>
                    <text:p text:style-name="P41"><text:span text:style-name="T22">BSD Unix Familie entsteht</text:span></text:p>
                  </text:list-item>
                </text:list>
              </text:list-item>
            </text:list>
            <text:list text:style-name="L11">
              <text:list-item>
                <text:p text:style-name="P37"><text:span text:style-name="T5">Entwicklung von ARPANET mittels RFCs</text:span></text:p>
              </text:list-item>
            </text:list>
          </draw:text-box>
        </draw:frame>
        <presentation:notes draw:style-name="dp3">
          <draw:page-thumbnail draw:style-name="gr5" draw:layer="layout" svg:width="14.212cm" svg:height="10.659cm" svg:x="2.753cm" svg:y="2.16cm" draw:page-number="36" presentation:class="page"/>
          <draw:frame presentation:style-name="pr10" draw:text-style-name="P5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37" draw:style-name="dp1" draw:master-page-name="Titel_20_und_20_Inhalt" presentation:presentation-page-layout-name="AL2T11">
        <draw:frame draw:name="Rectangle 2" presentation:style-name="pr5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Kurze Geschichte von Open Source (3)</text:span></text:p>
          </draw:text-box>
        </draw:frame>
        <draw:frame draw:name="Rectangle 3" presentation:style-name="pr11" draw:text-style-name="P10" draw:layer="layout" svg:width="20.972cm" svg:height="12.911cm" svg:x="2.328cm" svg:y="3.324cm" presentation:class="outline" presentation:user-transformed="true">
          <draw:text-box>
            <text:list text:style-name="L6">
              <text:list-item>
                <text:p text:style-name="P37"><text:span text:style-name="T5">1983 GNU Manifesto von Richard Stallmann </text:span></text:p>
              </text:list-item>
            </text:list>
            <text:list text:style-name="L9">
              <text:list-item>
                <text:list>
                  <text:list-item>
                    <text:p text:style-name="P41"><text:span text:style-name="T22">prägt Begriff „Free Software“ und Philosophie</text:span></text:p>
                  </text:list-item>
                  <text:list-item>
                    <text:p text:style-name="P41"><text:span text:style-name="T22">Motive:</text:span></text:p>
                    <text:list>
                      <text:list-item>
                        <text:p text:style-name="P41"><text:span text:style-name="T22">kann Fehler von SW nicht selbst beheben</text:span></text:p>
                      </text:list-item>
                      <text:list-item>
                        <text:p text:style-name="P41"><text:span text:style-name="T22">darf SW nicht benutzen, an welcher er selbst</text:span><text:span text:style-name="T22"><text:line-break/></text:span><text:span text:style-name="T22">mitgearbeitet hatte</text:span></text:p>
                      </text:list-item>
                    </text:list>
                  </text:list-item>
                </text:list>
              </text:list-item>
            </text:list>
            <text:list text:style-name="L11">
              <text:list-item>
                <text:p text:style-name="P37"><text:span text:style-name="T5">1989 GNU General Public License - GPL </text:span></text:p>
              </text:list-item>
            </text:list>
            <text:list text:style-name="L9">
              <text:list-item>
                <text:list>
                  <text:list-item>
                    <text:p text:style-name="P41"><text:span text:style-name="T22">Nutzer bekommt gleiche Rechte wie Autor</text:span></text:p>
                  </text:list-item>
                  <text:list-item>
                    <text:p text:style-name="P41"><text:span text:style-name="T22">darf diese nicht einschränken</text:span></text:p>
                  </text:list-item>
                </text:list>
              </text:list-item>
            </text:list>
            <text:list text:style-name="L11">
              <text:list-item>
                <text:p text:style-name="P37"><text:span text:style-name="T30">Internet 1990 basiert auf Open Source</text:span><text:span text:style-name="T5"> </text:span></text:p>
              </text:list-item>
            </text:list>
            <text:list text:style-name="L9">
              <text:list-item>
                <text:list>
                  <text:list-item>
                    <text:p text:style-name="P49"><text:span text:style-name="T22">Linux, Bind, Apache, NTPd, WuFTP, msql, Perl, etc.</text:span></text:p>
                  </text:list-item>
                </text:list>
              </text:list-item>
            </text:list>
            <text:list text:style-name="L11">
              <text:list-item>
                <text:p text:style-name="P37"><text:span text:style-name="T5">Cloud 2021 basiert auf Open Source </text:span></text:p>
              </text:list-item>
            </text:list>
            <text:list text:style-name="L9">
              <text:list-item>
                <text:list>
                  <text:list-item>
                    <text:p text:style-name="P41"><text:span text:style-name="T22">Kubernetes, Docker, ...</text:span></text:p>
                  </text:list-item>
                </text:list>
              </text:list-item>
            </text:list>
            <text:p text:style-name="P41"><text:span text:style-name="T22"/></text:p>
          </draw:text-box>
        </draw:frame>
        <draw:frame draw:style-name="gr11" draw:text-style-name="P27" draw:layer="layout" svg:width="2.933cm" svg:height="4.4cm" svg:x="21.467cm" svg:y="5cm">
          <draw:image xlink:href="Pictures/10000201000000DC0000014A6CCD1B5A234ECBA6.png" xlink:type="simple" xlink:show="embed" xlink:actuate="onLoad" draw:mime-type="image/png">
            <text:p/>
          </draw:image>
        </draw:frame>
        <draw:frame draw:style-name="gr17" draw:text-style-name="P51" draw:layer="layout" svg:width="4.071cm" svg:height="0.763cm" svg:x="21cm" svg:y="9.761cm">
          <draw:text-box>
            <text:p><text:span text:style-name="T31">Quelle: Wikipedia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37" presentation:class="page"/>
          <draw:frame presentation:style-name="pr10" draw:text-style-name="P5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38" draw:style-name="dp1" draw:master-page-name="Titel_20_und_20_Inhalt" presentation:presentation-page-layout-name="AL2T11">
        <draw:frame draw:name="Rectangle 2" presentation:style-name="pr5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Kurze Geschichte von Open Source (4)</text:span></text:p>
          </draw:text-box>
        </draw:frame>
        <draw:frame draw:name="Rectangle 3" presentation:style-name="pr11" draw:text-style-name="P10" draw:layer="layout" svg:width="20.972cm" svg:height="12.911cm" svg:x="2.328cm" svg:y="3.324cm" presentation:class="outline" presentation:user-transformed="true">
          <draw:text-box>
            <text:list text:style-name="L6">
              <text:list-item>
                <text:p text:style-name="P37"><text:span text:style-name="T5">1991 Linux</text:span></text:p>
              </text:list-item>
              <text:list-item>
                <text:p text:style-name="P37"><text:span text:style-name="T5">1999 SourceForge</text:span></text:p>
              </text:list-item>
            </text:list>
            <text:list text:style-name="L11">
              <text:list-item>
                <text:p text:style-name="P37"><text:span text:style-name="T5">2005 Git</text:span></text:p>
              </text:list-item>
              <text:list-item>
                <text:p text:style-name="P37"><text:span text:style-name="T5">2008 GitHub</text:span></text:p>
              </text:list-item>
              <text:list-item>
                <text:p text:style-name="P37"><text:span text:style-name="T5">2013 GitLab</text:span></text:p>
                <text:p text:style-name="P37"><text:span text:style-name="T5"/></text:p>
              </text:list-item>
              <text:list-item>
                <text:p text:style-name="P37"><text:span text:style-name="T32">optionaler Stoff: optional/01-2_Unix_Normierung.pdf</text:span></text:p>
              </text:list-item>
            </text:list>
            <text:p text:style-name="P41"><text:span text:style-name="T33"/></text:p>
          </draw:text-box>
        </draw:frame>
        <presentation:notes draw:style-name="dp3">
          <draw:page-thumbnail draw:style-name="gr5" draw:layer="layout" svg:width="14.212cm" svg:height="10.659cm" svg:x="2.753cm" svg:y="2.16cm" draw:page-number="38" presentation:class="page"/>
          <draw:frame presentation:style-name="pr10" draw:text-style-name="P5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odeumfang einzelner Betriebssysteme" draw:style-name="dp1" draw:master-page-name="Titel_20_und_20_Inhalt" presentation:presentation-page-layout-name="AL2T11">
        <draw:frame draw:name="Group 354" draw:style-name="standard" draw:layer="layout" svg:width="22.716cm" svg:height="12.365cm" svg:x="1.283cm" svg:y="3.816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 table:default-cell-style-name="ce1">
              <table:table-cell>
                <text:p text:style-name="P52"><text:span text:style-name="T34">Jahr</text:span></text:p>
              </table:table-cell>
              <table:table-cell>
                <text:p text:style-name="P52"><text:span text:style-name="T34">AT&amp;T</text:span></text:p>
              </table:table-cell>
              <table:table-cell>
                <text:p text:style-name="P52"><text:span text:style-name="T34">BSD</text:span></text:p>
              </table:table-cell>
              <table:table-cell>
                <text:p text:style-name="P52"><text:span text:style-name="T34">Minix</text:span></text:p>
              </table:table-cell>
              <table:table-cell>
                <text:p text:style-name="P52"><text:span text:style-name="T34">Linux</text:span></text:p>
              </table:table-cell>
              <table:table-cell>
                <text:p text:style-name="P52"><text:span text:style-name="T34">Solaris</text:span></text:p>
              </table:table-cell>
              <table:table-cell>
                <text:p text:style-name="P52"><text:span text:style-name="T34">Win NT</text:span></text:p>
              </table:table-cell>
            </table:table-row>
            <table:table-row table:style-name="ro1" table:default-cell-style-name="ce1">
              <table:table-cell>
                <text:p text:style-name="P52"><text:span text:style-name="T34">1976</text:span></text:p>
              </table:table-cell>
              <table:table-cell>
                <text:p text:style-name="P52"><text:span text:style-name="T34">V6, 9K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 table:style-name="ce2">
                <text:p text:style-name="P52"><text:span text:style-name="T34">1979</text:span></text:p>
              </table:table-cell>
              <table:table-cell>
                <text:p text:style-name="P52"><text:span text:style-name="T34">V7, 21K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52"><text:span text:style-name="T34">1980</text:span></text:p>
              </table:table-cell>
              <table:table-cell table:style-name="ce3"/>
              <table:table-cell>
                <text:p text:style-name="P52"><text:span text:style-name="T34">4.1, 38 K</text:span>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 table:style-name="ce4">
                <text:p text:style-name="P52"><text:span text:style-name="T34">1982</text:span></text:p>
              </table:table-cell>
              <table:table-cell>
                <text:p text:style-name="P52"><text:span text:style-name="T34">Sys III, 58 K</text:span></text:p>
              </table:table-cell>
              <table:table-cell>
                <text:p text:style-name="P52"><text:span text:style-name="T34">4.2, 98 K</text:span>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52"><text:span text:style-name="T34">1984</text:span></text:p>
              </table:table-cell>
              <table:table-cell/>
              <table:table-cell>
                <text:p text:style-name="P52"><text:span text:style-name="T34">4.3, 179 K</text:span>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52"><text:span text:style-name="T34">1987</text:span></text:p>
              </table:table-cell>
              <table:table-cell>
                <text:p text:style-name="P52"><text:span text:style-name="T34">SVR3, 92 K </text:span></text:p>
              </table:table-cell>
              <table:table-cell/>
              <table:table-cell>
                <text:p text:style-name="P52"><text:span text:style-name="T34">1.0 13 K</text:span></text:p>
              </table:table-cell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52"><text:span text:style-name="T34">1989</text:span></text:p>
              </table:table-cell>
              <table:table-cell>
                <text:p text:style-name="P52"><text:span text:style-name="T34">SVR4, 280 K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52"><text:span text:style-name="T34">1991</text:span></text:p>
              </table:table-cell>
              <table:table-cell/>
              <table:table-cell/>
              <table:table-cell/>
              <table:table-cell>
                <text:p text:style-name="P52"><text:span text:style-name="T34">0.01, 10 K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52"><text:span text:style-name="T34">1993</text:span></text:p>
              </table:table-cell>
              <table:table-cell/>
              <table:table-cell>
                <text:p text:style-name="P52"><text:span text:style-name="T34">Free 1.0, 235 K</text:span></text:p>
              </table:table-cell>
              <table:table-cell/>
              <table:table-cell/>
              <table:table-cell/>
              <table:table-cell>
                <text:p text:style-name="P52"><text:span text:style-name="T34">3.1, 6 M</text:span></text:p>
              </table:table-cell>
            </table:table-row>
            <table:table-row table:style-name="ro1" table:default-cell-style-name="ce1">
              <table:table-cell>
                <text:p text:style-name="P52"><text:span text:style-name="T34">1994</text:span></text:p>
              </table:table-cell>
              <table:table-cell/>
              <table:table-cell>
                <text:p text:style-name="P52"><text:span text:style-name="T34">4.4 Lite, 743 K</text:span></text:p>
              </table:table-cell>
              <table:table-cell/>
              <table:table-cell>
                <text:p text:style-name="P52"><text:span text:style-name="T34">1.0, 165 K</text:span></text:p>
              </table:table-cell>
              <table:table-cell>
                <text:p text:style-name="P52"><text:span text:style-name="T34">5.3, 850 K</text:span></text:p>
              </table:table-cell>
              <table:table-cell>
                <text:p text:style-name="P52"><text:span text:style-name="T34">3.5, 10 M</text:span></text:p>
              </table:table-cell>
            </table:table-row>
            <table:table-row table:style-name="ro1" table:default-cell-style-name="ce1">
              <table:table-cell>
                <text:p text:style-name="P52"><text:span text:style-name="T34">1996</text:span></text:p>
              </table:table-cell>
              <table:table-cell/>
              <table:table-cell/>
              <table:table-cell/>
              <table:table-cell>
                <text:p text:style-name="P52"><text:span text:style-name="T34">2.0, 470 K</text:span></text:p>
              </table:table-cell>
              <table:table-cell/>
              <table:table-cell>
                <text:p text:style-name="P52"><text:span text:style-name="T34">4.0, 16 M</text:span></text:p>
              </table:table-cell>
            </table:table-row>
            <table:table-row table:style-name="ro1" table:default-cell-style-name="ce1">
              <table:table-cell>
                <text:p text:style-name="P52"><text:span text:style-name="T34">1997</text:span></text:p>
              </table:table-cell>
              <table:table-cell/>
              <table:table-cell/>
              <table:table-cell>
                <text:p text:style-name="P52"><text:span text:style-name="T34">2.0, 62 K</text:span></text:p>
              </table:table-cell>
              <table:table-cell/>
              <table:table-cell>
                <text:p text:style-name="P52"><text:span text:style-name="T34">5.6, 1.4 M</text:span></text:p>
              </table:table-cell>
              <table:table-cell/>
            </table:table-row>
            <table:table-row table:style-name="ro1" table:default-cell-style-name="ce4">
              <table:table-cell>
                <text:p text:style-name="P52"><text:span text:style-name="T34">1999</text:span></text:p>
              </table:table-cell>
              <table:table-cell/>
              <table:table-cell/>
              <table:table-cell/>
              <table:table-cell>
                <text:p text:style-name="P52"><text:span text:style-name="T34">2.2, 1 M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52"><text:span text:style-name="T34">2000</text:span></text:p>
              </table:table-cell>
              <table:table-cell/>
              <table:table-cell>
                <text:p text:style-name="P52"><text:span text:style-name="T34">Free 4.0, 1.4 M</text:span></text:p>
              </table:table-cell>
              <table:table-cell/>
              <table:table-cell/>
              <table:table-cell>
                <text:p text:style-name="P52"><text:span text:style-name="T34">5.8, 2.0 M</text:span></text:p>
              </table:table-cell>
              <table:table-cell>
                <text:p text:style-name="P52"><text:span text:style-name="T34">2000, 29 M</text:span></text:p>
              </table:table-cell>
            </table:table-row>
            <table:table-row table:style-name="ro1" table:default-cell-style-name="ce2">
              <table:table-cell>
                <text:p text:style-name="P52"><text:span text:style-name="T34">2007</text:span></text:p>
              </table:table-cell>
              <table:table-cell/>
              <table:table-cell/>
              <table:table-cell/>
              <table:table-cell/>
              <table:table-cell/>
              <table:table-cell>
                <text:p text:style-name="P52"><text:span text:style-name="T34">Vista, 50 M</text:span></text:p>
              </table:table-cell>
            </table:table-row>
            <table:table-row table:style-name="ro1" table:default-cell-style-name="ce2">
              <table:table-cell>
                <text:p text:style-name="P52"><text:span text:style-name="T34">2009</text:span></text:p>
              </table:table-cell>
              <table:table-cell/>
              <table:table-cell/>
              <table:table-cell/>
              <table:table-cell/>
              <table:table-cell/>
              <table:table-cell>
                <text:p text:style-name="P52"><text:span text:style-name="T34">Win 7, 70 M</text:span></text:p>
              </table:table-cell>
            </table:table-row>
            <table:table-row table:style-name="ro1" table:default-cell-style-name="ce1">
              <table:table-cell>
                <text:p text:style-name="P52"><text:span text:style-name="T34">2013</text:span></text:p>
              </table:table-cell>
              <table:table-cell/>
              <table:table-cell/>
              <table:table-cell/>
              <table:table-cell>
                <text:p text:style-name="P52"><text:span text:style-name="T34">3.10, 15M</text:span></text:p>
              </table:table-cell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ustom-shape draw:name="Text Box 140" draw:style-name="gr10" draw:text-style-name="P10" draw:layer="layout" svg:width="12.699cm" svg:height="1.263cm" svg:x="10.914cm" svg:y="16.722cm">
          <text:p text:style-name="P25"><text:span text:style-name="T35">Vgl. auch Tanenbaum, 2002</text:span><text:span text:style-name="T35"><text:line-break/></text:span><text:span text:style-name="T35">Lines Of Code (LOC), K = 1'000, M = 1'000'000</text:span></text:p>
          <draw:enhanced-geometry draw:mirror-horizontal="false" draw:mirror-vertical="false" svg:viewBox="0 0 12700 126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141" presentation:style-name="pr5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Codeumfang einzelner Betriebssysteme</text:span></text:p>
          </draw:text-box>
        </draw:frame>
        <draw:custom-shape draw:name="Text Box 140" draw:style-name="gr18" draw:text-style-name="P53" draw:layer="layout" svg:width="4.762cm" svg:height="0.758cm" svg:x="1.2cm" svg:y="16.8cm">
          <text:p/>
          <draw:enhanced-geometry draw:mirror-horizontal="false" draw:mirror-vertical="false" svg:viewBox="0 0 4763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39" presentation:class="page"/>
          <draw:frame presentation:style-name="pr10" draw:text-style-name="P2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odeumfang Linux-Kernel" draw:style-name="dp1" draw:master-page-name="Titel_20_und_20_Inhalt" presentation:presentation-page-layout-name="AL2T11">
        <draw:custom-shape draw:name="Text Box 140" draw:style-name="gr10" draw:text-style-name="P10" draw:layer="layout" svg:width="16.932cm" svg:height="2.027cm" svg:x="1.499cm" svg:y="16.722cm">
          <text:p text:style-name="P25"><text:span text:style-name="T20">Quellen: </text:span><text:span text:style-name="T20"><text:a xlink:href="http://de.wikipedia.org/wiki/Linux_(Kernel" xlink:type="simple">http://de.wikipedia.org/wiki/Linux_(Kernel</text:a></text:span><text:span text:style-name="T20">),</text:span><text:span text:style-name="T20"><text:line-break/></text:span><text:span text:style-name="T20"> <text:s text:c="13"/></text:span><text:span text:style-name="T20"><text:a xlink:href="http://kernel.org/" xlink:type="simple">http://kernel.org</text:a></text:span><text:span text:style-name="T20"><text:line-break/></text:span><text:span text:style-name="T20"> <text:s text:c="13"/></text:span><text:span text:style-name="T20"><text:a xlink:href="http://openhub.net/" xlink:type="simple">http://openhub.net</text:a></text:span></text:p>
          <draw:enhanced-geometry draw:mirror-horizontal="false" draw:mirror-vertical="false" svg:viewBox="0 0 16933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141" presentation:style-name="pr5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36">Codeumfang Linux-Kernel</text:span></text:p>
          </draw:text-box>
        </draw:frame>
        <draw:frame draw:name="Picture 146" draw:style-name="gr8" draw:text-style-name="P24" draw:layer="layout" svg:width="15.874cm" svg:height="12.699cm" svg:x="1.627cm" svg:y="4.026cm">
          <draw:image xlink:href="Pictures/1000000000000258000001E0CF0D85DC0B2186F0.png" xlink:type="simple" xlink:show="embed" xlink:actuate="onLoad" draw:mime-type="image/png">
            <text:p/>
          </draw:image>
        </draw:frame>
        <draw:custom-shape draw:name="Rectangle 3" draw:style-name="gr6" draw:text-style-name="P10" draw:layer="layout" svg:width="8.003cm" svg:height="8.003cm" svg:x="17.101cm" svg:y="5.323cm">
          <text:p text:style-name="P54"><text:span text:style-name="T37">Stand: Feb 2016:</text:span><text:span text:style-name="T37"><text:line-break/></text:span><text:span text:style-name="T37">Linux-Version 4.4.1:</text:span><text:span text:style-name="T37"><text:line-break/></text:span><text:span text:style-name="T38">25 Mio LOC</text:span></text:p>
          <text:p text:style-name="P54"><text:span text:style-name="T22">Stand: Januar 2014, Linux-Version 3.13:</text:span><text:span text:style-name="T22"><text:line-break/></text:span><text:span text:style-name="T23">18 Mio LOC</text:span></text:p>
          <text:p text:style-name="P54"><text:span text:style-name="T22">Stand: März 2013, Linux-Version 3.8:</text:span><text:span text:style-name="T22"><text:line-break/></text:span><text:span text:style-name="T23">16 Mio LOC</text:span></text:p>
          <text:p text:style-name="P54"><text:span text:style-name="T22">Stand: März 2012, Linux-Version 3.2:</text:span><text:span text:style-name="T22"><text:line-break/></text:span><text:span text:style-name="T23">15 Mio LOC</text:span></text:p>
          <text:p text:style-name="P54"><text:span text:style-name="T22">Vergleich: Linux-Version 2.6.26</text:span><text:span text:style-name="T22"><text:line-break/></text:span><text:span text:style-name="T22"> </text:span><text:span text:style-name="T23">9 Mio LOC</text:span></text:p>
          <text:p text:style-name="P54"><text:span text:style-name="T23"/></text:p>
          <draw:enhanced-geometry draw:mirror-horizontal="false" draw:mirror-vertical="false" svg:viewBox="0 0 8004 80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40" presentation:class="page"/>
          <draw:frame presentation:style-name="pr10" draw:text-style-name="P2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5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Überblick</text:span></text:p>
          </draw:text-box>
        </draw:frame>
        <draw:custom-shape draw:name="Rectangle 7" draw:style-name="gr6" draw:text-style-name="P10" draw:layer="layout" svg:width="20.531cm" svg:height="13.122cm" svg:x="2.54cm" svg:y="4.022cm">
          <text:list text:style-name="L12">
            <text:list-item>
              <text:p text:style-name="P55"><text:span text:style-name="T8">Einführung in Computersysteme</text:span></text:p>
            </text:list-item>
            <text:list-item>
              <text:p text:style-name="P55"><text:span text:style-name="T8">Entwicklung von Betriebssystemen</text:span></text:p>
            </text:list-item>
          </text:list>
          <text:list text:style-name="L13">
            <text:list-item>
              <text:p text:style-name="P55"><text:span text:style-name="T8">Architekturansätze</text:span></text:p>
            </text:list-item>
            <text:list-item>
              <text:p text:style-name="P55"><text:span text:style-name="T8">Interruptverarbeitung in Betriebssystemen</text:span></text:p>
            </text:list-item>
            <text:list-item>
              <text:p text:style-name="P55"><text:span text:style-name="T8">Prozesse und Threads</text:span></text:p>
            </text:list-item>
            <text:list-item>
              <text:p text:style-name="P55"><text:span text:style-name="T8">CPU-Scheduling</text:span></text:p>
            </text:list-item>
            <text:list-item>
              <text:p text:style-name="P55"><text:span text:style-name="T8">Synchronisation und Kommunikation</text:span></text:p>
            </text:list-item>
            <text:list-item>
              <text:p text:style-name="P55"><text:span text:style-name="T8">Speicherverwaltung </text:span></text:p>
            </text:list-item>
            <text:list-item>
              <text:p text:style-name="P55"><text:span text:style-name="T8">Geräte- und Dateiverwaltung</text:span></text:p>
            </text:list-item>
            <text:list-item>
              <text:p text:style-name="P55"><text:span text:style-name="T8">Betriebssystemvirtualisierung</text:span></text:p>
            </text:list-item>
          </text:list>
          <text:p text:style-name="P55"><text:span text:style-name="T8"/></text:p>
          <text:p text:style-name="P56"><text:span text:style-name="T8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6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2-03-01">1.03.22</text:date></text:span></text:p>
            </draw:text-box>
          </draw:frame>
          <draw:frame draw:name="Rectangle 5" presentation:style-name="pr7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41" presentation:class="page"/>
          <draw:frame draw:name="Rectangle 23" presentation:style-name="pr8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+mn-cs1" svg:font-family="+mn-cs"/>
    <style:font-face style:name="Arial4" svg:font-family="Arial"/>
    <style:font-face style:name="MS PGothic3" svg:font-family="'MS PGothic'"/>
    <style:font-face style:name="Tahoma" svg:font-family="Tahoma"/>
    <style:font-face style:name="Wingdings1" svg:font-family="Wingdings"/>
    <style:font-face style:name="Arial1" svg:font-family="Arial" style:font-family-generic="swiss"/>
    <style:font-face style:name="Tahoma3" svg:font-family="Tahoma" style:font-family-generic="swiss"/>
    <style:font-face style:name="MS PGothic" svg:font-family="'MS PGothic'" style:font-family-generic="modern" style:font-pitch="fixed"/>
    <style:font-face style:name="+mn-cs" svg:font-family="+mn-cs" style:font-pitch="variable"/>
    <style:font-face style:name="Arial3" svg:font-family="Arial" style:font-pitch="variable"/>
    <style:font-face style:name="Droid Sans Fallback2" svg:font-family="'Droid Sans Fallback'" style:font-pitch="variable"/>
    <style:font-face style:name="FreeSans" svg:font-family="FreeSans" style:font-pitch="variable"/>
    <style:font-face style:name="Liberation Sans2" svg:font-family="'Liberation Sans'" style:font-pitch="variable"/>
    <style:font-face style:name="MS PGothic4" svg:font-family="'MS PGothic'" style:font-pitch="variable"/>
    <style:font-face style:name="Tahoma2" svg:font-family="Tahoma" style:font-pitch="variable"/>
    <style:font-face style:name="Wingdings" svg:font-family="Wingdings" style:font-pitch="variable"/>
    <style:font-face style:name="DejaVu Sans" svg:font-family="'DejaVu Sans'" style:font-family-generic="modern" style:font-pitch="variable"/>
    <style:font-face style:name="Droid Sans Fallback" svg:font-family="'Droid Sans Fallback'" style:font-family-generic="modern" style:font-pitch="variable"/>
    <style:font-face style:name="MS PGothic2" svg:font-family="'MS PGothic'" style:font-family-generic="modern" style:font-pitch="variable"/>
    <style:font-face style:name="Unifont" svg:font-family="Unifont" style:font-family-generic="modern" style:font-pitch="variable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Tahoma4" svg:font-family="Tahoma" style:font-family-generic="swiss" style:font-pitch="variable"/>
    <style:font-face style:name="DejaVu Sans1" svg:font-family="'DejaVu Sans'" style:font-family-generic="system" style:font-pitch="variable"/>
    <style:font-face style:name="Droid Sans Fallback1" svg:font-family="'Droid Sans Fallback'" style:font-family-generic="system" style:font-pitch="variable"/>
    <style:font-face style:name="FreeSans1" svg:font-family="FreeSans" style:font-family-generic="system" style:font-pitch="variable"/>
    <style:font-face style:name="MS PGothic1" svg:font-family="'MS PGothic'" style:font-family-generic="system" style:font-pitch="variable"/>
    <style:font-face style:name="Unifont1" svg:font-family="Unifont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de" fo:country="CH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5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false" style:shrink-to-fit="true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Arial4" fo:font-family="Arial" fo:font-size="24pt" fo:letter-spacing="normal" fo:language="de" fo:country="DE" fo:font-style="normal" fo:text-shadow="none" style:text-underline-style="none" fo:font-weight="normal" style:letter-kerning="true" style:font-name-asian="MS PGothic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1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Nur_20_Titel-outline2" style:display-name="Nur Titel-outline2" style:family="presentation" style:parent-style-name="Nur_20_Titel-outline1">
      <style:paragraph-properties fo:margin-top="0cm" fo:margin-bottom="0.4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4" fo:font-family="Arial" fo:font-size="24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24pt" style:font-style-asian="normal" style:font-weight-asian="normal" style:font-size-complex="24pt" style:font-style-complex="normal" style:font-weight-complex="normal"/>
    </style:style>
    <style:style style:name="Nur_20_Titel-outline3" style:display-name="Nur Titel-outline3" style:family="presentation" style:parent-style-name="Nur_20_Titel-outline2">
      <style:paragraph-properties fo:margin-top="0cm" fo:margin-bottom="0.3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4" fo:font-family="Arial" fo:font-size="16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6pt" style:font-style-asian="normal" style:font-weight-asian="normal" style:font-size-complex="16pt" style:font-style-complex="normal" style:font-weight-complex="normal"/>
    </style:style>
    <style:style style:name="Nur_20_Titel-outline4" style:display-name="Nur Titel-outline4" style:family="presentation" style:parent-style-name="Nur_20_Titel-outline3">
      <style:paragraph-properties fo:margin-top="0cm" fo:margin-bottom="0.2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4" fo:font-family="Arial" fo:font-size="14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4pt" style:font-style-asian="normal" style:font-weight-asian="normal" style:font-size-complex="14pt" style:font-style-complex="normal" style:font-weight-complex="normal"/>
    </style:style>
    <style:style style:name="Nur_20_Titel-outline5" style:display-name="Nur Titel-outline5" style:family="presentation" style:parent-style-name="Nur_20_Titel-outline4">
      <style:paragraph-properties fo:margin-top="0cm" fo:margin-bottom="0.1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cm" fo:margin-bottom="0.1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cm" fo:margin-bottom="0.1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cm" fo:margin-bottom="0.1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cm" fo:margin-bottom="0.1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Tahoma4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1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false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Arial4" fo:font-family="Arial" fo:font-size="24pt" fo:letter-spacing="normal" fo:language="de" fo:country="DE" fo:font-style="normal" fo:text-shadow="none" style:text-underline-style="none" fo:font-weight="normal" style:letter-kerning="true" style:font-name-asian="MS PGothic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1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cm" fo:margin-bottom="0.4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4" fo:font-family="Arial" fo:font-size="24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24pt" style:font-style-asian="normal" style:font-weight-asian="normal" style:font-size-complex="24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cm" fo:margin-bottom="0.3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4" fo:font-family="Arial" fo:font-size="16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6pt" style:font-style-asian="normal" style:font-weight-asian="normal" style:font-size-complex="16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cm" fo:margin-bottom="0.2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4" fo:font-family="Arial" fo:font-size="14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4pt" style:font-style-asian="normal" style:font-weight-asian="normal" style:font-size-complex="14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cm" fo:margin-bottom="0.1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cm" fo:margin-bottom="0.1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cm" fo:margin-bottom="0.1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cm" fo:margin-bottom="0.1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cm" fo:margin-bottom="0.1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Tahoma4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1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/>
    </style:style>
    <style:style style:name="Mgr4" style:family="graphic" style:parent-style-name="standard">
      <style:graphic-properties draw:stroke="solid" svg:stroke-width="0.088cm" svg:stroke-color="#2266a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7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pr1" style:family="presentation" style:parent-style-name="Nur_20_Titel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Nur_20_Tite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Nur_20_Tite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el_20_und_20_Inhalt-backgroundobjects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  <style:paragraph-properties style:writing-mode="lr-tb"/>
    </style:style>
    <style:style style:name="Mpr7" style:family="presentation" style:parent-style-name="Titel_20_und_20_Inhalt-backgroundobjects">
      <style:graphic-properties draw:stroke="none" draw:fill="none" draw:fill-color="#ffffff" draw:auto-grow-height="false" fo:min-height="1.421cm"/>
      <style:paragraph-properties style:writing-mode="lr-tb"/>
    </style:style>
    <style:style style:name="Mpr8" style:family="presentation" style:parent-style-name="Titel_20_und_20_Inhalt-backgroundobjects">
      <style:graphic-properties draw:stroke="none" draw:fill="none" draw:fill-color="#ffffff" draw:textarea-vertical-align="bottom" draw:auto-grow-height="false" fo:min-height="1.421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start" style:punctuation-wrap="simple" style:writing-mode="lr-tb"/>
    </style:style>
    <style:style style:name="MP7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MP8" style:family="paragraph">
      <loext:graphic-properties draw:fill="none"/>
      <style:paragraph-properties fo:text-align="start"/>
      <style:text-properties fo:font-size="18pt"/>
    </style:style>
    <style:style style:name="MP9" style:family="paragraph">
      <style:paragraph-properties fo:margin-top="0cm" fo:margin-bottom="0cm" fo:line-height="100%" fo:text-align="start" style:writing-mode="lr-tb"/>
      <style:text-properties fo:font-size="18pt"/>
    </style:style>
    <style:style style:name="MP10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P11" style:family="paragraph">
      <style:paragraph-properties fo:text-align="start"/>
    </style:style>
    <style:style style:name="MP12" style:family="paragraph">
      <style:paragraph-properties fo:margin-left="0cm" fo:margin-right="0cm" fo:text-indent="0cm"/>
    </style:style>
    <style:style style:name="MP13" style:family="paragraph">
      <style:paragraph-properties fo:margin-left="0cm" fo:margin-right="0cm" fo:margin-top="0.282cm" fo:margin-bottom="0cm" fo:line-height="100%" fo:text-align="start" fo:text-indent="0cm" style:punctuation-wrap="simple" style:writing-mode="lr-tb"/>
    </style:style>
    <style:style style:name="MP14" style:family="paragraph">
      <style:paragraph-properties fo:margin-left="0cm" fo:margin-right="0cm" fo:margin-top="0.247cm" fo:margin-bottom="0cm" fo:line-height="100%" fo:text-align="start" fo:text-indent="0cm" style:punctuation-wrap="simple" style:writing-mode="lr-tb"/>
    </style:style>
    <style:style style:name="MP15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99" loext:opacity="100%" style:text-line-through-style="none" style:text-line-through-type="none" style:text-position="0% 100%" style:font-name="Arial4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4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Arial4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Arial4" fo:font-size="20pt" fo:letter-spacing="normal" fo:font-style="normal" style:text-underline-style="none" fo:font-weight="normal" style:font-name-asian="MS PGothic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Arial4" fo:font-size="16pt" fo:letter-spacing="normal" fo:font-style="normal" style:text-underline-style="none" fo:font-weight="normal" style:font-name-asian="MS PGothic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Arial4" fo:font-size="14pt" fo:letter-spacing="normal" fo:font-style="normal" style:text-underline-style="none" fo:font-weight="normal" style:font-name-asian="MS PGothic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MS PGothic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Nur_20_Titel" style:display-name="Nur Titel" style:page-layout-name="PM1" draw:style-name="Mdp1">
      <draw:custom-shape draw:name="Rectangle 24" draw:style-name="Mgr3" draw:text-style-name="MP5" draw:layer="backgroundobjects" svg:width="5.291cm" svg:height="1.057cm" svg:x="1.693cm" svg:y="17.568cm">
        <text:p/>
        <draw:enhanced-geometry draw:mirror-horizontal="false" draw:mirror-vertical="false" svg:viewBox="0 0 5292 105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1" draw:text-style-name="MP7" draw:layer="backgroundobjects" svg:width="17.295cm" svg:height="2.116cm" svg:x="1.905cm" svg:y="0.847cm" presentation:class="title" presentation:user-transformed="true">
        <draw:text-box>
          <text:p text:style-name="MP6"><text:span text:style-name="MT2">Click to edit the title text formatTitelmasterformat durch Klicken bearbeiten</text:span></text:p>
        </draw:text-box>
      </draw:frame>
      <draw:frame presentation:style-name="Nur_20_Titel-outline1" draw:layer="backgroundobjects" svg:width="22.859cm" svg:height="11.048cm" svg:x="1.27cm" svg:y="4.457cm" presentation:class="outline" presentation:placeholder="true">
        <draw:text-box/>
      </draw:frame>
      <draw:line draw:name="Gerade Verbindung 7" draw:style-name="Mgr4" draw:text-style-name="MP8" draw:layer="backgroundobjects" svg:x1="0.2cm" svg:y1="3.324cm" svg:x2="25.2cm" svg:y2="3.324cm">
        <text:p/>
      </draw:line>
      <draw:frame draw:name="Grafik 1" draw:style-name="Mgr5" draw:text-style-name="MP8" draw:layer="backgroundobjects" svg:width="4.791cm" svg:height="2.599cm" svg:x="20.312cm" svg:y="0.322cm">
        <draw:image xlink:href="Pictures/100002010000019F000000E1A857EAA9B6932C19.png" xlink:type="simple" xlink:show="embed" xlink:actuate="onLoad" draw:mime-type="image/png">
          <text:p/>
        </draw:image>
      </draw:frame>
      <draw:custom-shape draw:name="Textfeld 8" draw:style-name="Mgr6" draw:text-style-name="MP10" draw:layer="backgroundobjects" svg:width="4.365cm" svg:height="0.547cm" svg:x="-0.041cm" svg:y="18.409cm">
        <text:p text:style-name="MP9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Nur_20_Titel-title" draw:layer="backgroundobjects" svg:width="14.848cm" svg:height="11.136cm" svg:x="3.075cm" svg:y="2.257cm" presentation:class="page"/>
        <draw:frame presentation:style-name="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custom-shape draw:name="Rectangle 24" draw:style-name="Mgr3" draw:text-style-name="MP5" draw:layer="backgroundobjects" svg:width="5.291cm" svg:height="1.057cm" svg:x="1.693cm" svg:y="17.568cm">
        <text:p/>
        <draw:enhanced-geometry draw:mirror-horizontal="false" draw:mirror-vertical="false" svg:viewBox="0 0 5292 105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4" draw:text-style-name="MP7" draw:layer="backgroundobjects" svg:width="17.495cm" svg:height="2.116cm" svg:x="1.905cm" svg:y="0.847cm" presentation:class="title" presentation:user-transformed="true">
        <draw:text-box>
          <text:p text:style-name="MP6"><text:span text:style-name="MT2">Click to edit the title text formatTitelmasterformat durch Klicken bearbeiten</text:span></text:p>
        </draw:text-box>
      </draw:frame>
      <draw:frame draw:name="Inhaltsplatzhalter 2" presentation:style-name="Mpr5" draw:text-style-name="MP7" draw:layer="backgroundobjects" svg:width="21.589cm" svg:height="11.429cm" svg:x="2.54cm" svg:y="4.657cm" presentation:class="outline" presentation:user-transformed="true">
        <draw:text-box>
          <text:list text:style-name="ML4">
            <text:list-item>
              <text:p text:style-name="MP11"><text:span text:style-name="MT4">Click to edit the outline text format</text:span></text:p>
              <text:list>
                <text:list-item>
                  <text:p text:style-name="MP11"><text:span text:style-name="MT4">Second Outline Level</text:span></text:p>
                  <text:list>
                    <text:list-item>
                      <text:p text:style-name="MP11"><text:span text:style-name="MT4">Third Outline Level</text:span></text:p>
                      <text:list>
                        <text:list-item>
                          <text:p text:style-name="MP11"><text:span text:style-name="MT4">Fourth Outline Level</text:span></text:p>
                          <text:list>
                            <text:list-item>
                              <text:p text:style-name="MP11"><text:span text:style-name="MT4">Fifth Outline Level</text:span></text:p>
                              <text:list>
                                <text:list-item>
                                  <text:p text:style-name="MP11"><text:span text:style-name="MT4">Sixth Outline Level</text:span></text:p>
                                  <text:list>
                                    <text:list-item>
                                      <text:p text:style-name="MP12"><text:span text:style-name="MT4">Seventh Outline LevelTextmasterformate durch Klicken bearbeiten</text:span></text:p>
                                      <text:list>
                                        <text:list-item>
                                          <text:p text:style-name="MP12"><text:span text:style-name="MT5">Zweite Ebene</text:span></text:p>
                                          <text:list>
                                            <text:list-item>
                                              <text:p text:style-name="MP12"><text:span text:style-name="MT4">Dritte Ebene</text:span></text:p>
                                              <text:list>
                                                <text:list-item>
                                                  <text:p text:style-name="MP13"><text:span text:style-name="MT6">Vierte Ebene</text:span></text:p>
                                                </text:list-item>
                                                <text:list-item>
                                                  <text:p text:style-name="MP14"><text:span text:style-name="MT7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Textfeld 8" draw:style-name="Mgr7" draw:text-style-name="MP10" draw:layer="backgroundobjects" svg:width="4.365cm" svg:height="0.547cm" svg:x="-0.041cm" svg:y="18.409cm">
        <text:p text:style-name="MP9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7" draw:style-name="Mgr4" draw:text-style-name="MP8" draw:layer="backgroundobjects" svg:x1="0.2cm" svg:y1="3.324cm" svg:x2="25.2cm" svg:y2="3.324cm">
        <text:p/>
      </draw:line>
      <draw:frame draw:name="Grafik 1" draw:style-name="Mgr5" draw:text-style-name="MP8" draw:layer="backgroundobjects" svg:width="4.791cm" svg:height="2.599cm" svg:x="20.312cm" svg:y="0.322cm">
        <draw:image xlink:href="Pictures/100002010000019F000000E1A857EAA9B6932C19.png" xlink:type="simple" xlink:show="embed" xlink:actuate="onLoad" draw:mime-type="image/png">
          <text:p/>
        </draw:image>
      </draw:frame>
      <draw:frame draw:name="Foliennummernplatzhalter 2" presentation:style-name="Mpr6" draw:text-style-name="MP15" draw:layer="backgroundobjects" svg:width="15.906cm" svg:height="0.843cm" svg:x="12.194cm" svg:y="18.288cm">
        <draw:text-box>
          <text:p text:style-name="MP6"><text:span text:style-name="MT8">T. Pospisek, MAS: Betriebssysteme, Entwicklung von Betriebssystemen, Seite </text:span><text:span text:style-name="MT8"><text:page-number>&lt;number&gt;</text:page-number></text:span></text:p>
        </draw:text-box>
      </draw:frame>
      <presentation:notes style:page-layout-name="PM2">
        <draw:page-thumbnail presentation:style-name="Titel_20_und_20_Inhalt-title" draw:layer="backgroundobjects" svg:width="14.212cm" svg:height="10.659cm" svg:x="2.753cm" svg:y="2.16cm" presentation:class="page"/>
        <draw:frame presentation:style-name="Titel_20_und_20_Inhalt-notes" draw:layer="backgroundobjects" svg:width="15.775cm" svg:height="12.792cm" svg:x="1.972cm" svg:y="13.503cm" presentation:class="notes" presentation:placeholder="true">
          <draw:text-box/>
        </draw:frame>
        <draw:frame presentation:style-name="Mpr7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MAS: Betriebssysteme</dc:title>
    <dc:subject>Betriebssysteme: Aufgaben, Architekturen...</dc:subject>
    <meta:initial-creator>P.Mandl</meta:initial-creator>
    <meta:editing-cycles>1481</meta:editing-cycles>
    <meta:print-date>1999-04-08T16:15:23</meta:print-date>
    <meta:creation-date>1997-06-07T14:48:20</meta:creation-date>
    <dc:date>2022-03-01T14:50:50.971733281</dc:date>
    <meta:editing-duration>P1DT1H17M17S</meta:editing-duration>
    <meta:generator>LibreOffice/7.0.4.2$Linux_X86_64 LibreOffice_project/00$Build-2</meta:generator>
    <meta:document-statistic meta:object-count="421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6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4</meta:user-defined>
    <meta:template xlink:type="simple" xlink:actuate="onRequest" xlink:title="D:\Programme\Microsoft Office\Templates\Presentation Designs\Übergänge.pot" xlink:href=""/>
  </office:meta>
</office:document-meta>
</file>